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0F0EE9C11A51E59EF55.png" manifest:media-type="image/png"/>
  <manifest:file-entry manifest:full-path="Pictures/10000001000001C2000000E5EA743AC862727D20.png" manifest:media-type="image/png"/>
  <manifest:file-entry manifest:full-path="Pictures/1000000100000071000000A8C672E8D6C646858A.png" manifest:media-type="image/png"/>
  <manifest:file-entry manifest:full-path="Pictures/100000010000017C0000017CD7F89499D3A32A36.png" manifest:media-type="image/png"/>
  <manifest:file-entry manifest:full-path="Pictures/10000001000002A40000017C2167B727B43287CD.png" manifest:media-type="image/png"/>
  <manifest:file-entry manifest:full-path="Pictures/100000010000017E0000017C476B9E9A811AED22.png" manifest:media-type="image/png"/>
  <manifest:file-entry manifest:full-path="Pictures/100000010000017C0000017CFE20E2BDA91C345B.png" manifest:media-type="image/png"/>
  <manifest:file-entry manifest:full-path="Pictures/100000010000017C0000017C0FA89255C4749F1D.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90000017C3D90FD9158534508.png" manifest:media-type="image/png"/>
  <manifest:file-entry manifest:full-path="Pictures/TablePreview1.svm" manifest:media-type=""/>
  <manifest:file-entry manifest:full-path="Pictures/100000010000112D00000998E9D151886602A2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5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draw:stroke="dash" draw:stroke-dash="Dash_20__28_Rounded_29_" svg:stroke-width="0.212cm" svg:stroke-color="#00a933" draw:marker-start-width="0.518cm" draw:marker-end="Extrémités_20_de_20_flèche_20_41" draw:marker-end-width="0.618cm" svg:stroke-linecap="round" draw:fill="none" fo:padding-top="0.231cm" fo:padding-bottom="0.231cm" fo:padding-left="0.356cm" fo:padding-right="0.356cm"/>
      <style:paragraph-properties style:writing-mode="lr-tb"/>
    </style:style>
    <style:style style:name="gr39" style:family="graphic" style:parent-style-name="objectwithoutfill">
      <style:graphic-properties draw:stroke="dash" draw:stroke-dash="Dash_20__28_Rounded_29_" svg:stroke-width="0.212cm" svg:stroke-color="#00a933" draw:marker-start-width="0.517cm" draw:marker-end-width="0.517cm" svg:stroke-linecap="round" draw:fill="none" fo:padding-top="0.23cm" fo:padding-bottom="0.23cm" fo:padding-left="0.355cm" fo:padding-right="0.35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105"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6"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7"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8"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9"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1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1"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3"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4"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5"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6"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1"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4"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5"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6"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7"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8"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9" style:family="graphic" style:parent-style-name="standard">
      <style:graphic-properties draw:stroke="none" draw:fill-color="#000000" draw:textarea-horizontal-align="justify" draw:textarea-vertical-align="middle" draw:auto-grow-height="false" fo:min-height="0.55cm" fo:min-width="0.3cm"/>
    </style:style>
    <style:style style:name="gr130" style:family="graphic" style:parent-style-name="standard">
      <style:graphic-properties draw:stroke="none" draw:fill-color="#000000" draw:textarea-horizontal-align="justify" draw:textarea-vertical-align="middle" draw:auto-grow-height="false" fo:min-height="0.55cm" fo:min-width="0.1cm"/>
    </style:style>
    <style:style style:name="gr131" style:family="graphic" style:parent-style-name="standard">
      <style:graphic-properties draw:stroke="none" draw:fill-color="#ffffff" draw:textarea-horizontal-align="justify" draw:textarea-vertical-align="middle" draw:auto-grow-height="false" fo:min-height="0cm" fo:min-width="0cm"/>
    </style:style>
    <style:style style:name="gr132" style:family="graphic" style:parent-style-name="standard">
      <style:graphic-properties draw:stroke="none" draw:fill-color="#ffffff" draw:textarea-horizontal-align="justify" draw:textarea-vertical-align="middle" draw:auto-grow-height="false" fo:min-height="0.15cm" fo:min-width="0cm"/>
    </style:style>
    <style:style style:name="gr133"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4"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9"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40"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2"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3"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9"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50"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2"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3"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4"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5"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6"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9"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60"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1"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2"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2.035cm"/>
      <style:paragraph-properties style:writing-mode="lr-tb"/>
    </style:style>
    <style:style style:name="gr164"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none"/>
      <style:paragraph-properties fo:text-align="center"/>
      <style:text-properties fo:color="#55308d" loext:opacity="100%" fo:font-size="8pt" fo:font-style="italic" style:font-size-asian="8pt" style:font-style-asian="italic" style:font-size-complex="8pt" style:font-style-complex="italic"/>
    </style:style>
    <style:style style:name="P34" style:family="paragraph">
      <style:text-properties fo:color="#55308d" loext:opacity="100%" fo:font-size="8pt" style:font-size-asian="8pt" style:font-size-complex="8pt"/>
    </style:style>
    <style:style style:name="P35" style:family="paragraph">
      <loext:graphic-properties draw:fill="none" draw:fill-color="#ffffff"/>
      <style:text-properties fo:color="#55308d" loext:opacity="100%" fo:font-size="8pt" style:font-size-asian="8pt" style:font-size-complex="8pt"/>
    </style:style>
    <style:style style:name="P36" style:family="paragraph">
      <loext:graphic-properties draw:fill-color="#00a933"/>
      <style:paragraph-properties fo:text-align="center"/>
    </style:style>
    <style:style style:name="P37" style:family="paragraph">
      <loext:graphic-properties draw:fill-color="#77bc65"/>
      <style:paragraph-properties fo:text-align="center"/>
    </style:style>
    <style:style style:name="P38" style:family="paragraph">
      <loext:graphic-properties draw:fill-color="#ffd428" draw:opacity="44%"/>
      <style:paragraph-properties fo:text-align="center"/>
    </style:style>
    <style:style style:name="P39" style:family="paragraph">
      <style:paragraph-properties fo:text-align="start"/>
    </style:style>
    <style:style style:name="P40" style:family="paragraph">
      <loext:graphic-properties draw:fill="none" draw:fill-color="#ffffff"/>
      <style:paragraph-properties fo:text-align="start" style:writing-mode="lr-tb"/>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style:paragraph-properties fo:text-align="center" style:writing-mode="lr-tb"/>
      <style:text-properties fo:font-size="10pt" style:font-size-asian="10pt" style:font-size-complex="10pt"/>
    </style:style>
    <style:style style:name="P44" style:family="paragraph">
      <loext:graphic-properties draw:fill-color="#d4ea6b"/>
      <style:paragraph-properties fo:text-align="center" style:writing-mode="lr-tb"/>
      <style:text-properties fo:font-size="10pt" style:font-size-asian="10pt" style:font-size-complex="10pt"/>
    </style:style>
    <style:style style:name="P45" style:family="paragraph">
      <style:paragraph-properties fo:text-align="center" style:writing-mode="lr-tb"/>
      <style:text-properties fo:font-size="6pt" style:font-size-asian="6pt" style:font-size-complex="6pt"/>
    </style:style>
    <style:style style:name="P46" style:family="paragraph">
      <loext:graphic-properties draw:fill-color="#d4ea6b"/>
      <style:paragraph-properties fo:text-align="center" style:writing-mode="lr-tb"/>
      <style:text-properties fo:font-size="6pt" style:font-size-asian="6pt" style:font-size-complex="6pt"/>
    </style:style>
    <style:style style:name="P47" style:family="paragraph">
      <loext:graphic-properties draw:fill="gradient" draw:fill-gradient-name="Gradient_20_4"/>
      <style:paragraph-properties fo:text-align="center"/>
    </style:style>
    <style:style style:name="P48" style:family="paragraph">
      <loext:graphic-properties draw:fill="gradient" draw:fill-gradient-name="Gradient_20_6"/>
      <style:paragraph-properties fo:text-align="center"/>
    </style:style>
    <style:style style:name="P49" style:family="paragraph">
      <loext:graphic-properties draw:fill="gradient" draw:fill-gradient-name="Gradient_20_1"/>
      <style:paragraph-properties fo:text-align="center"/>
    </style:style>
    <style:style style:name="P50" style:family="paragraph">
      <loext:graphic-properties draw:fill="gradient" draw:fill-gradient-name="Gradient_20_8"/>
      <style:paragraph-properties fo:text-align="center"/>
    </style:style>
    <style:style style:name="P51" style:family="paragraph">
      <loext:graphic-properties draw:fill="none" draw:fill-color="#ffffff"/>
      <style:paragraph-properties style:writing-mode="lr-tb"/>
    </style:style>
    <style:style style:name="P52" style:family="paragraph">
      <loext:graphic-properties draw:fill-color="#ea7500" draw:opacity="61%"/>
      <style:paragraph-properties fo:text-align="center"/>
    </style:style>
    <style:style style:name="P53" style:family="paragraph">
      <loext:graphic-properties draw:fill="none" draw:fill-color="#ffffff"/>
      <style:paragraph-properties fo:text-align="center" style:writing-mode="lr-tb"/>
      <style:text-properties fo:font-size="24pt" style:font-size-asian="24pt" style:font-size-complex="24pt"/>
    </style:style>
    <style:style style:name="P54" style:family="paragraph">
      <loext:graphic-properties draw:fill-color="#ffffff"/>
      <style:paragraph-properties fo:text-align="center"/>
    </style:style>
    <style:style style:name="P55"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6" style:family="paragraph">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8" style:family="paragraph">
      <loext:graphic-properties draw:fill="none" draw:fill-color="#ffffff"/>
      <style:paragraph-properties fo:text-align="center" style:writing-mode="lr-tb"/>
      <style:text-properties fo:font-size="6pt" style:font-size-asian="6pt" style:font-size-complex="6pt"/>
    </style:style>
    <style:style style:name="P59"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60" style:family="paragraph">
      <loext:graphic-properties draw:fill="solid" draw:fill-color="#f2cbf8"/>
      <style:paragraph-properties fo:text-align="center" style:writing-mode="lr-tb"/>
      <style:text-properties fo:font-size="10pt" style:font-size-asian="10pt" style:font-size-complex="10pt"/>
    </style:style>
    <style:style style:name="P61" style:family="paragraph">
      <style:paragraph-properties fo:text-align="center" style:writing-mode="lr-tb"/>
    </style:style>
    <style:style style:name="P62" style:family="paragraph">
      <loext:graphic-properties draw:fill-color="#aadcf7"/>
      <style:paragraph-properties fo:text-align="center" style:writing-mode="lr-tb"/>
    </style:style>
    <style:style style:name="P63" style:family="paragraph">
      <style:paragraph-properties fo:text-align="center" style:writing-mode="lr-tb"/>
      <style:text-properties fo:font-size="14pt" style:font-size-asian="14pt" style:font-size-complex="14pt"/>
    </style:style>
    <style:style style:name="P64" style:family="paragraph">
      <loext:graphic-properties draw:fill="none"/>
      <style:paragraph-properties fo:text-align="center" style:writing-mode="lr-tb"/>
      <style:text-properties fo:font-size="14pt" style:font-size-asian="14pt" style:font-size-complex="14pt"/>
    </style:style>
    <style:style style:name="P65" style:family="paragraph">
      <style:paragraph-properties fo:text-align="center" style:writing-mode="lr-tb"/>
      <style:text-properties fo:font-size="12pt" style:font-size-asian="12pt" style:font-size-complex="12pt"/>
    </style:style>
    <style:style style:name="P66" style:family="paragraph">
      <loext:graphic-properties draw:fill="none"/>
      <style:paragraph-properties fo:text-align="center" style:writing-mode="lr-tb"/>
      <style:text-properties fo:font-size="12pt" style:font-size-asian="12pt" style:font-size-complex="12pt"/>
    </style:style>
    <style:style style:name="P67" style:family="paragraph">
      <loext:graphic-properties draw:fill="none" draw:fill-color="#ffffff"/>
      <style:paragraph-properties style:writing-mode="lr-tb"/>
      <style:text-properties fo:color="#e9b913" loext:opacity="100%" fo:font-size="10pt" style:font-size-asian="10pt" style:font-size-complex="10pt"/>
    </style:style>
    <style:style style:name="P68"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70" style:family="paragraph">
      <style:paragraph-properties fo:text-align="center" style:writing-mode="lr-tb"/>
      <style:text-properties fo:color="#106802" loext:opacity="100%" fo:font-size="10pt" style:font-size-asian="10pt" style:font-size-complex="10pt"/>
    </style:style>
    <style:style style:name="P71" style:family="paragraph">
      <loext:graphic-properties draw:fill="none"/>
      <style:paragraph-properties fo:text-align="center" style:writing-mode="lr-tb"/>
      <style:text-properties fo:color="#106802" loext:opacity="100%" fo:font-size="10pt" style:font-size-asian="10pt" style:font-size-complex="10pt"/>
    </style:style>
    <style:style style:name="P72" style:family="paragraph">
      <style:paragraph-properties fo:text-align="center" style:writing-mode="lr-tb"/>
      <style:text-properties fo:color="#106802" loext:opacity="100%" fo:font-size="12pt" style:font-size-asian="12pt" style:font-size-complex="12pt"/>
    </style:style>
    <style:style style:name="P73" style:family="paragraph">
      <style:paragraph-properties fo:text-align="start" style:writing-mode="lr-tb"/>
      <style:text-properties fo:color="#106802" loext:opacity="100%" fo:font-size="12pt" style:font-size-asian="12pt" style:font-size-complex="12pt"/>
    </style:style>
    <style:style style:name="P74" style:family="paragraph">
      <loext:graphic-properties draw:fill="none"/>
      <style:paragraph-properties fo:text-align="center" style:writing-mode="lr-tb"/>
      <style:text-properties fo:color="#106802" loext:opacity="100%" fo:font-size="12pt" style:font-size-asian="12pt" style:font-size-complex="12pt"/>
    </style:style>
    <style:style style:name="P75"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8" style:family="paragraph">
      <style:paragraph-properties fo:text-align="center" style:writing-mode="lr-tb"/>
      <style:text-properties fo:color="#c9211e" loext:opacity="100%" fo:font-size="6pt" style:font-size-asian="6pt" style:font-size-complex="6pt"/>
    </style:style>
    <style:style style:name="P79" style:family="paragraph">
      <loext:graphic-properties draw:fill="none"/>
      <style:paragraph-properties fo:text-align="center" style:writing-mode="lr-tb"/>
      <style:text-properties fo:color="#c9211e" loext:opacity="100%" fo:font-size="6pt" style:font-size-asian="6pt" style:font-size-complex="6pt"/>
    </style:style>
    <style:style style:name="P80" style:family="paragraph">
      <loext:graphic-properties draw:fill="none" draw:fill-color="#ffffff"/>
      <style:paragraph-properties style:writing-mode="lr-tb"/>
      <style:text-properties fo:color="#c9211e" loext:opacity="100%"/>
    </style:style>
    <style:style style:name="P81"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3"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4" style:family="paragraph">
      <style:paragraph-properties fo:text-align="center" style:writing-mode="lr-tb"/>
      <style:text-properties fo:color="#ffffff" loext:opacity="100%"/>
    </style:style>
    <style:style style:name="P85" style:family="paragraph">
      <loext:graphic-properties draw:fill="solid" draw:fill-color="#f09e6f"/>
      <style:paragraph-properties fo:text-align="center" style:writing-mode="lr-tb"/>
      <style:text-properties fo:color="#ffffff" loext:opacity="100%"/>
    </style:style>
    <style:style style:name="P86" style:family="paragraph">
      <style:paragraph-properties fo:margin-left="0cm" fo:margin-right="0cm" fo:margin-top="0cm" fo:margin-bottom="0cm" fo:line-height="100%" fo:text-align="center" fo:text-indent="0cm" style:writing-mode="lr-tb"/>
    </style:style>
    <style:style style:name="P87" style:family="paragraph">
      <loext:graphic-properties draw:fill="none" draw:fill-color="#ffffff"/>
      <style:paragraph-properties fo:margin-left="0cm" fo:margin-right="0cm" fo:margin-top="0cm" fo:margin-bottom="0cm" fo:line-height="100%" fo:text-align="center" fo:text-indent="0cm" style:writing-mode="lr-tb"/>
    </style:style>
    <style:style style:name="P88"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9" style:family="paragraph">
      <loext:graphic-properties draw:fill="gradient" draw:fill-gradient-name="Gradient_20_14"/>
      <style:paragraph-properties fo:text-align="center"/>
    </style:style>
    <style:style style:name="P90" style:family="paragraph">
      <loext:graphic-properties draw:fill="gradient" draw:fill-gradient-name="Gradient_20_12"/>
      <style:paragraph-properties fo:text-align="center"/>
    </style:style>
    <style:style style:name="P91" style:family="paragraph">
      <loext:graphic-properties draw:fill="none" draw:fill-color="#ffffff"/>
      <style:paragraph-properties fo:text-align="center" style:writing-mode="lr-tb"/>
      <style:text-properties fo:font-size="8pt" style:font-size-asian="6pt" style:font-size-complex="6pt"/>
    </style:style>
    <style:style style:name="P92"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3" style:family="paragraph">
      <loext:graphic-properties draw:fill="solid" draw:fill-color="#3465a4"/>
      <style:paragraph-properties fo:text-align="center"/>
    </style:style>
    <style:style style:name="P94" style:family="paragraph">
      <loext:graphic-properties draw:fill="none" draw:fill-color="#ffffff"/>
      <style:paragraph-properties fo:text-align="center" style:writing-mode="lr-tb"/>
      <style:text-properties fo:font-size="6pt" fo:font-weight="bold" style:font-size-asian="6pt" style:font-size-complex="6pt"/>
    </style:style>
    <style:style style:name="P95" style:family="paragraph">
      <style:paragraph-properties fo:text-align="center" style:writing-mode="lr-tb"/>
      <style:text-properties fo:font-size="8pt" style:font-size-asian="8pt" style:font-size-complex="8pt"/>
    </style:style>
    <style:style style:name="P96" style:family="paragraph">
      <loext:graphic-properties draw:fill="solid"/>
      <style:paragraph-properties fo:text-align="center"/>
    </style:style>
    <style:style style:name="P97"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8"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9" style:family="paragraph">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3pt" style:font-size-asian="13pt" style:font-size-complex="13pt"/>
    </style:style>
    <style:style style:name="P101" style:family="paragraph">
      <loext:graphic-properties draw:opacity="100%"/>
      <style:paragraph-properties fo:text-align="center" style:writing-mode="lr-tb"/>
      <style:text-properties fo:font-size="14pt" style:font-size-asian="14pt" style:font-size-complex="14pt"/>
    </style:style>
    <style:style style:name="P102"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3" style:family="paragraph">
      <loext:graphic-properties draw:fill-color="#ffffff"/>
      <style:paragraph-properties style:writing-mode="lr-tb"/>
      <style:text-properties fo:font-size="20pt"/>
    </style:style>
    <style:style style:name="P104"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5" style:family="paragraph">
      <loext:graphic-properties draw:fill-color="#000000"/>
      <style:paragraph-properties fo:text-align="center"/>
    </style:style>
    <style:style style:name="P106"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7" style:family="paragraph">
      <loext:graphic-properties draw:fill="none"/>
      <style:paragraph-properties fo:text-align="start" style:font-independent-line-spacing="true"/>
      <style:text-properties fo:font-size="14pt"/>
    </style:style>
    <style:style style:name="P108"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10"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1" style:family="paragraph">
      <loext:graphic-properties draw:fill="none"/>
      <style:paragraph-properties fo:text-align="center" style:writing-mode="lr-tb"/>
    </style:style>
    <style:style style:name="P112" style:family="paragraph">
      <loext:graphic-properties draw:fill="none" draw:fill-color="#ffffff"/>
      <style:paragraph-properties style:writing-mode="lr-tb"/>
      <style:text-properties fo:font-size="48pt" style:font-size-asian="48pt" style:font-size-complex="48pt"/>
    </style:style>
    <style:style style:name="P113"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4" style:family="paragraph">
      <loext:graphic-properties draw:fill-color="#f6f9d4"/>
      <style:paragraph-properties fo:text-align="center" style:writing-mode="lr-tb"/>
    </style:style>
    <style:style style:name="P115"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6" style:family="paragraph">
      <loext:graphic-properties draw:fill="none" draw:fill-color="#ffffff"/>
      <style:paragraph-properties style:writing-mode="lr-tb"/>
      <style:text-properties fo:font-size="8pt" style:font-size-asian="8pt" style:font-size-complex="8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color="#55308d" loext:opacity="100%" fo:font-size="8pt" fo:font-style="italic" style:font-size-asian="8pt" style:font-style-asian="italic" style:font-size-complex="8pt" style:font-style-complex="italic"/>
    </style:style>
    <style:style style:name="T18" style:family="text">
      <style:text-properties fo:color="#55308d" loext:opacity="100%" fo:font-size="8pt" style:font-size-asian="8pt" style:font-size-complex="8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ffffff" loext:opacity="100%"/>
    </style:style>
    <style:style style:name="T21" style:family="text">
      <style:text-properties fo:font-size="6pt" style:font-size-asian="6pt" style:font-size-complex="6pt"/>
    </style:style>
    <style:style style:name="T22" style:family="text">
      <style:text-properties fo:font-size="24pt" style:font-size-asian="24pt" style:font-size-complex="24pt"/>
    </style:style>
    <style:style style:name="T23" style:family="text">
      <style:text-properties fo:color="#3465a4" loext:opacity="100%" fo:font-weight="bold" style:font-weight-asian="bold" style:font-weight-complex="bold"/>
    </style:style>
    <style:style style:name="T24" style:family="text">
      <style:text-properties fo:color="#158466" loext:opacity="100%" style:font-name="Cantarell" fo:font-weight="bold" style:font-weight-asian="bold" style:font-weight-complex="bold"/>
    </style:style>
    <style:style style:name="T25" style:family="text">
      <style:text-properties fo:font-size="6pt" fo:font-weight="bold" style:font-size-asian="6pt" style:font-weight-asian="bold" style:font-size-complex="6pt" style:font-weight-complex="bold"/>
    </style:style>
    <style:style style:name="T26" style:family="text">
      <style:text-properties fo:color="#18a303" loext:opacity="100%" fo:font-size="6pt" fo:font-weight="bold" style:font-size-asian="6pt" style:font-weight-asian="bold" style:font-size-complex="6pt" style:font-weight-complex="bold"/>
    </style:style>
    <style:style style:name="T27" style:family="text">
      <style:text-properties fo:color="#18a303" loext:opacity="100%" fo:font-size="6pt" style:font-size-asian="6pt" style:font-size-complex="6pt"/>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3"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4" style:family="text">
      <style:text-properties fo:color="#106802" loext:opacity="100%" fo:font-size="10pt" style:font-size-asian="10pt" style:font-size-complex="10pt"/>
    </style:style>
    <style:style style:name="T35" style:family="text">
      <style:text-properties fo:color="#106802" loext:opacity="100%" fo:font-size="6pt" style:font-size-asian="6pt" style:font-size-complex="6pt"/>
    </style:style>
    <style:style style:name="T36"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7"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8" style:family="text">
      <style:text-properties fo:color="#c9211e" loext:opacity="100%" fo:font-size="6pt" style:font-size-asian="6pt" style:font-size-complex="6pt"/>
    </style:style>
    <style:style style:name="T39" style:family="text">
      <style:text-properties fo:color="#c9211e" loext:opacity="100%"/>
    </style:style>
    <style:style style:name="T40" style:family="text">
      <style:text-properties fo:color="#e9b913" loext:opacity="100%" fo:font-size="10pt"/>
    </style:style>
    <style:style style:name="T41"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2" style:family="text">
      <style:text-properties fo:color="#ffffff" loext:opacity="100%" fo:font-size="18pt" fo:language="fr" fo:country="FR" style:font-size-asian="18pt" style:font-size-complex="18pt"/>
    </style:style>
    <style:style style:name="T43" style:family="text">
      <style:text-properties fo:font-size="8pt" style:font-size-asian="6pt" style:font-size-complex="6pt"/>
    </style:style>
    <style:style style:name="T44" style:family="text">
      <style:text-properties fo:color="#c9211e" loext:opacity="100%" fo:font-size="8pt" style:font-size-asian="8pt" style:font-size-complex="8pt"/>
    </style:style>
    <style:style style:name="T45" style:family="text">
      <style:text-properties fo:color="#000000" loext:opacity="100%" fo:font-size="6pt" style:font-size-asian="6pt" style:font-size-complex="6pt"/>
    </style:style>
    <style:style style:name="T46" style:family="text">
      <style:text-properties fo:font-size="6pt" fo:font-weight="bold" style:font-size-asian="6pt" style:font-size-complex="6pt"/>
    </style:style>
    <style:style style:name="T47" style:family="text">
      <style:text-properties fo:color="#0369a3" loext:opacity="100%" fo:font-size="10pt" fo:font-weight="bold" style:font-size-asian="10pt" style:font-weight-asian="bold" style:font-size-complex="10pt" style:font-weight-complex="bold"/>
    </style:style>
    <style:style style:name="T48" style:family="text">
      <style:text-properties fo:color="#92e285" loext:opacity="100%" fo:font-size="10pt" fo:font-weight="bold" style:font-size-asian="10pt" style:font-weight-asian="bold" style:font-size-complex="10pt" style:font-weight-complex="bold"/>
    </style:style>
    <style:style style:name="T49" style:family="text">
      <style:text-properties fo:font-size="13pt" style:font-size-asian="13pt" style:font-size-complex="13pt"/>
    </style:style>
    <style:style style:name="T50" style:family="text">
      <style:text-properties fo:font-size="40pt" fo:font-weight="bold" style:font-size-asian="40pt" style:font-weight-asian="bold" style:font-size-complex="40pt" style:font-weight-complex="bold"/>
    </style:style>
    <style:style style:name="T51" style:family="text">
      <style:text-properties fo:color="#000000" loext:opacity="100%" fo:font-size="14pt" fo:font-weight="bold" style:font-size-asian="14pt" style:font-weight-asian="bold" style:font-size-complex="14pt" style:font-weight-complex="bold"/>
    </style:style>
    <style:style style:name="T52" style:family="text">
      <style:text-properties fo:font-size="14pt" fo:font-style="italic" style:font-size-asian="14pt" style:font-style-asian="italic" style:font-size-complex="14pt" style:font-style-complex="italic"/>
    </style:style>
    <style:style style:name="T53" style:family="text">
      <style:text-properties fo:font-size="48pt" style:font-size-asian="48pt" style:font-size-complex="48pt"/>
    </style:style>
    <style:style style:name="T54" style:family="text">
      <style:text-properties fo:color="#c9211e" loext:opacity="100%" style:font-name="Cantarell" fo:font-size="24pt" fo:font-weight="bold" style:font-size-asian="24pt" style:font-weight-asian="bold" style:font-size-complex="24pt" style:font-weight-complex="bold"/>
    </style:style>
    <style:style style:name="T55" style:family="text">
      <style:text-properties fo:color="#c9211e" loext:opacity="100%" style:font-name="Cantarell" fo:font-size="8pt" fo:font-weight="bold" style:font-size-asian="8pt" style:font-weight-asian="bold" style:font-size-complex="8pt" style:font-weight-complex="bold"/>
    </style:style>
    <style:style style:name="T56" style:family="text">
      <style:text-properties fo:color="#c9211e" loext:opacity="100%" fo:font-size="8pt" fo:font-weight="bold" style:font-size-asian="8pt" style:font-weight-asian="bold" style:font-size-complex="8pt" style:font-weight-complex="bold"/>
    </style:style>
    <style:style style:name="T57" style:family="text">
      <style:text-properties fo:color="#c9211e" loext:opacity="100%" style:font-name="Cantarell" fo:font-weight="bold" style:font-weight-asian="bold" style:font-weight-complex="bold"/>
    </style:style>
    <style:style style:name="T58" style:family="text">
      <style:text-properties fo:color="#c9211e" loext:opacity="100%" fo:font-weight="bold" style:font-weight-asian="bold" style:font-weight-complex="bold"/>
    </style:style>
    <style:style style:name="T59" style:family="text">
      <style:text-properties fo:color="#000000" loext:opacity="100%" fo:font-weight="normal" style:font-weight-asian="normal" style:font-weight-complex="normal"/>
    </style:style>
    <style:style style:name="T60" style:family="text">
      <style:text-properties fo:color="#ff0000" loext:opacity="100%" style:font-name="Cantarell" fo:font-weight="bold" style:font-weight-asian="bold" style:font-weight-complex="bold"/>
    </style:style>
    <style:style style:name="T61" style:family="text">
      <style:text-properties fo:color="#000000" loext:opacity="100%" style:font-name="Liberation Sans1" fo:font-weight="normal" style:font-weight-asian="normal" style:font-weight-complex="normal"/>
    </style:style>
    <style:style style:name="T62" style:family="text">
      <style:text-properties fo:color="#c9211e" loext:opacity="100%" style:font-name="Liberation Sans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4.705cm" svg:x="2.5cm" svg:y="5.179cm">
            <draw:text-box>
              <text:p><text:span text:style-name="T1">Med</text:span></text:p>
            </draw:text-box>
          </draw:frame>
          <draw:frame draw:style-name="gr2" draw:text-style-name="P2" draw:layer="layout" svg:width="9cm" svg:height="7.8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1.6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8.482cm" svg:y1="8.102cm" svg:x2="11.754cm" svg:y2="3.717cm" draw:start-shape="id1" draw:start-glue-point="4" draw:end-shape="id2" draw:end-glue-point="5" svg:d="M84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7.5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4.2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7.2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8.491cm" svg:y1="13.796cm" svg:x2="8.482cm" svg:y2="9.418cm" draw:start-shape="id3" draw:start-glue-point="4" draw:end-shape="id1" draw:end-glue-point="6" svg:d="M84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1.5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5.709cm" svg:y1="12.377cm" svg:x2="21.5cm" svg:y2="13.482cm" draw:start-shape="id4" draw:start-glue-point="7" draw:end-shape="id5" draw:end-glue-point="5" svg:d="M157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1.5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4cm" svg:y1="13.482cm" svg:x2="23.566cm" svg:y2="4.911cm" draw:start-shape="id5" draw:start-glue-point="7" draw:end-shape="id6" draw:end-glue-point="7" svg:d="M240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1.7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3.709cm" svg:y1="8.196cm" svg:x2="22.568cm" svg:y2="5.351cm" draw:start-shape="id7" draw:start-glue-point="7" draw:end-shape="id6" draw:end-glue-point="6" svg:d="M137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1.7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2.725cm" svg:y1="8.637cm" svg:x2="12.732cm" svg:y2="9.803cm" draw:start-shape="id7" draw:start-glue-point="6" draw:end-shape="id8" draw:end-glue-point="4" svg:d="M12725 8637v613h7v553" svg:viewBox="0 0 8 1167">
          <text:p text:style-name="P10"><text:span text:style-name="T6">expert en</text:span></text:p>
          <text:p text:style-name="P10"><text:span text:style-name="T6"/></text:p>
        </draw:connector>
        <draw:connector draw:style-name="gr19" draw:text-style-name="P23" draw:layer="layout" svg:x1="9.709cm" svg:y1="8.801cm" svg:x2="11.754cm" svg:y2="10.352cm" draw:start-shape="id1" draw:start-glue-point="7" draw:end-shape="id8" draw:end-glue-point="5" svg:d="M97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1.7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5.9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8.482cm" svg:y1="8.102cm" svg:x2="6.909cm" svg:y2="6.097cm" draw:start-shape="id1" draw:start-glue-point="4" draw:end-shape="id9" draw:end-glue-point="7" svg:d="M84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2.1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3.365cm" svg:y1="7.903cm" svg:x2="22.568cm" svg:y2="4.411cm" draw:start-shape="id10" draw:start-glue-point="4" draw:end-shape="id6" draw:end-glue-point="4" svg:d="M33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2.3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3.365cm" svg:y1="9.594cm" svg:x2="3.364cm" svg:y2="10.946cm" draw:start-shape="id10" draw:start-glue-point="6" draw:end-shape="id11" draw:end-glue-point="4" svg:d="M3365 9594v729h-1v623" svg:viewBox="0 0 2 1353">
          <text:p text:style-name="P10"><text:span text:style-name="T14">gère</text:span></text:p>
          <text:p text:style-name="P10"><text:span text:style-name="T7"/></text:p>
        </draw:connector>
        <draw:connector draw:style-name="gr25" draw:text-style-name="P28" draw:layer="layout" svg:x1="4.615cm" svg:y1="8.802cm" svg:x2="7.254cm" svg:y2="8.801cm" draw:start-shape="id10" draw:start-glue-point="7" draw:end-shape="id1" draw:end-glue-point="5" svg:d="M46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5.7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4.96cm" svg:y1="12.817cm" svg:x2="15.768cm" svg:y2="14.634cm" draw:start-shape="id4" draw:start-glue-point="6" draw:end-shape="id12" draw:end-glue-point="5" svg:d="M14960 12817v1817h808" svg:viewBox="0 0 809 1818">
          <text:p/>
        </draw:connector>
        <draw:custom-shape draw:style-name="gr11" draw:text-style-name="P15" xml:id="id13" draw:id="id13" draw:layer="layout" svg:width="1.969cm" svg:height="1cm" svg:x="11.7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8.482cm" svg:y1="8.102cm" svg:x2="11.74cm" svg:y2="6.097cm" draw:start-shape="id1" draw:start-glue-point="4" draw:end-shape="id13" draw:end-glue-point="5" svg:d="M84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2.725cm" svg:y1="6.538cm" svg:x2="12.725cm" svg:y2="7.696cm" draw:start-shape="id13" draw:start-glue-point="6" draw:end-shape="id7" draw:end-glue-point="4" svg:d="M12725 6538v1158" svg:viewBox="0 0 1 1159">
          <text:p text:style-name="P10"><text:span text:style-name="T6">constituée de</text:span></text:p>
          <text:p text:style-name="P10"><text:span text:style-name="T6"/></text:p>
        </draw:connector>
        <draw:connector draw:style-name="gr30" draw:text-style-name="P5" draw:layer="layout" draw:line-skew="-1.139cm" svg:x1="13.709cm" svg:y1="6.097cm" svg:x2="21.569cm" svg:y2="4.911cm" draw:start-shape="id13" draw:start-glue-point="7" draw:end-shape="id6" draw:end-glue-point="5" svg:d="M13709 6097h2791v-1186h5069" svg:viewBox="0 0 7861 1187">
          <text:p/>
        </draw:connector>
        <draw:connector draw:style-name="gr31" draw:text-style-name="P23" draw:layer="layout" draw:line-skew="-1.139cm" svg:x1="13.709cm" svg:y1="3.717cm" svg:x2="21.569cm" svg:y2="4.911cm" draw:start-shape="id2" draw:start-glue-point="7" draw:end-shape="id6" draw:end-glue-point="5" svg:d="M137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1.4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1.4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5.709cm" svg:y1="12.377cm" svg:x2="22.573cm" svg:y2="11.522cm" draw:start-shape="id4" draw:start-glue-point="7" draw:end-shape="id14" draw:end-glue-point="6" svg:d="M15709 12377h6864v-855" svg:viewBox="0 0 6865 856">
          <text:p text:style-name="P10"><text:span text:style-name="T7"/></text:p>
          <text:p text:style-name="P10"><text:span text:style-name="T10">a subi <text:s text:c="31"/></text:span></text:p>
        </draw:connector>
        <draw:connector draw:style-name="gr33" draw:text-style-name="P31" draw:layer="layout" svg:x1="14.96cm" svg:y1="12.817cm" svg:x2="9.428cm" svg:y2="14.623cm" draw:start-shape="id4" draw:start-glue-point="6" draw:end-shape="id3" draw:end-glue-point="7" svg:d="M149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3.709cm" svg:y1="8.196cm" svg:x2="21.494cm" svg:y2="9.282cm" draw:start-shape="id7" draw:start-glue-point="7" draw:end-shape="id15" draw:end-glue-point="5" svg:d="M13709 8196h2791v1086h4994"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3.709cm" svg:y1="8.196cm" svg:x2="21.494cm" svg:y2="11.082cm" draw:start-shape="id7" draw:start-glue-point="7" draw:end-shape="id14" draw:end-glue-point="5" svg:d="M13709 8196h2791v2886h4994"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2.573cm" svg:y1="10.582cm" svg:x2="22.573cm" svg:y2="9.722cm" draw:start-shape="id14" draw:start-glue-point="4" draw:end-shape="id15" draw:end-glue-point="6" svg:d="M225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2.732cm" svg:y1="4.421cm" svg:x2="12.725cm" svg:y2="5.597cm" draw:start-shape="id2" draw:start-glue-point="6" draw:end-shape="id13" draw:end-glue-point="4" svg:d="M12732 4421l-7 1176" svg:viewBox="0 0 8 1177">
          <text:p text:style-name="P10"><text:span text:style-name="T6">constitué de</text:span></text:p>
          <text:p text:style-name="P10"><text:span text:style-name="T6"/></text:p>
        </draw:connector>
        <draw:line draw:style-name="gr38" draw:text-style-name="P33" draw:layer="layout" svg:x1="6.495cm" svg:y1="12.385cm" svg:x2="4.61cm" svg:y2="9.385cm">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draw:line>
        <draw:g>
          <draw:line draw:style-name="gr39" draw:text-style-name="P5" draw:layer="layout" svg:x1="14.21cm" svg:y1="12.385cm" svg:x2="6.5cm" svg:y2="12.385cm">
            <text:p text:style-name="P22"><text:span text:style-name="T17"/></text:p>
          </draw:line>
          <draw:frame draw:style-name="gr40" draw:text-style-name="P35" draw:layer="layout" svg:width="3cm" svg:height="0.569cm" svg:x="10cm" svg:y="11.8cm">
            <draw:text-box>
              <text:p text:style-name="P34"><text:span text:style-name="T18">appelle</text:span></text:p>
            </draw:text-box>
          </draw:frame>
        </draw:g>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6"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7"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8"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001cm" svg:height="2.003cm" draw:transform="rotate (2.52042997280501) translate (17.864cm 5.79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3cm" svg:height="2.384cm" svg:x="11.8cm" svg:y="2.616cm">
          <draw:text-box>
            <text:p text:style-name="P10"><text:span text:style-name="T19">MAINTENIR</text:span></text:p>
            <text:p text:style-name="P39"><text:span text:style-name="T11">Apprendre</text:span></text:p>
            <text:p text:style-name="P39"><text:span text:style-name="T11">Améliorer</text:span></text:p>
            <text:p text:style-name="P39"><text:span text:style-name="T11">Plannifier</text:span></text:p>
            <text:p text:style-name="P39"><text:span text:style-name="T11">Mettre en oeuvre</text:span></text:p>
          </draw:text-box>
        </draw:frame>
        <draw:frame draw:style-name="gr45" draw:text-style-name="P41" draw:layer="layout" svg:width="3.7cm" svg:height="2.471cm" svg:x="14.8cm" svg:y="5.716cm">
          <draw:text-box>
            <text:p text:style-name="P10"><text:span text:style-name="T19">PLANNIFIER</text:span></text:p>
            <text:p text:style-name="P39"><text:span text:style-name="T11">Lignes directrices</text:span></text:p>
            <text:p text:style-name="P39"><text:span text:style-name="T11">SLA/OLA/UC</text:span></text:p>
            <text:p text:style-name="P39"><text:span text:style-name="T11">Analyse des risques</text:span></text:p>
            <text:p text:style-name="P39"><text:span text:style-name="T11">Gestion desrisques</text:span></text:p>
          </draw:text-box>
        </draw:frame>
        <draw:frame draw:style-name="gr46" draw:text-style-name="P41" draw:layer="layout" svg:width="4.5cm" svg:height="4.061cm" svg:x="11cm" svg:y="8.216cm">
          <draw:text-box>
            <text:p text:style-name="P10"><text:span text:style-name="T19">METTRE EN OEUVRE</text:span></text:p>
            <text:p text:style-name="P39"><text:span text:style-name="T11">Conscience</text:span></text:p>
            <text:p text:style-name="P39"><text:span text:style-name="T11">Classification et enregistrement des :</text:span></text:p>
            <text:list text:style-name="L1">
              <text:list-item>
                <text:p text:style-name="P39"><text:span text:style-name="T11">actifs logiques,</text:span></text:p>
              </text:list-item>
              <text:list-item>
                <text:p text:style-name="P39"><text:span text:style-name="T11">des personnes physiques,</text:span></text:p>
              </text:list-item>
              <text:list-item>
                <text:p text:style-name="P39"><text:span text:style-name="T11">des procédures de sécurité d’incident</text:span></text:p>
              </text:list-item>
            </text:list>
            <text:p text:style-name="P39"><text:span text:style-name="T11"/></text:p>
          </draw:text-box>
        </draw:frame>
        <draw:frame draw:style-name="gr47" draw:text-style-name="P41" draw:layer="layout" svg:width="3.9cm" svg:height="2.633cm" svg:x="8.1cm" svg:y="5.216cm">
          <draw:text-box>
            <text:p text:style-name="P10"><text:span text:style-name="T19">EVALUER</text:span></text:p>
            <text:p text:style-name="P39"><text:span text:style-name="T11">Audit interne</text:span></text:p>
            <text:p text:style-name="P39"><text:span text:style-name="T11">Audit externe</text:span></text:p>
            <text:p text:style-name="P39"><text:span text:style-name="T11">Auto-évaluation</text:span></text:p>
            <text:p text:style-name="P39"><text:span text:style-name="T11">Réaction aux incidents de sécurité</text:span></text:p>
          </draw:text-box>
        </draw:frame>
        <draw:frame draw:style-name="gr48" draw:text-style-name="P42" draw:layer="layout" svg:width="2cm" svg:height="0.962cm" svg:x="6.4cm" svg:y="11.2cm">
          <draw:text-box>
            <text:p><text:span text:style-name="T20">ISM</text:span></text:p>
          </draw:text-box>
        </draw:frame>
        <draw:custom-shape draw:style-name="gr49" draw:text-style-name="P44" draw:layer="layout" svg:width="3cm" svg:height="1.338cm" svg:x="7.001cm" svg:y="12.163cm">
          <text:p text:style-name="P43"><text:span text:style-name="T21">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0.201cm" svg:y="12.463cm">
          <text:p text:style-name="P45"><text:span text:style-name="T21">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6.602cm" svg:y="12.164cm">
          <text:p text:style-name="P45"><text:span text:style-name="T21">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3.402cm" svg:y="12.464cm">
          <text:p text:style-name="P45"><text:span text:style-name="T21">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7"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8"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9"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0"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1" draw:layer="layout" svg:width="6cm" svg:height="0.962cm" svg:x="4cm" svg:y="5.5cm">
          <draw:text-box>
            <text:p>Services d’urgence</text:p>
          </draw:text-box>
        </draw:frame>
        <draw:frame draw:style-name="gr48" draw:text-style-name="P51" draw:layer="layout" svg:width="6cm" svg:height="0.962cm" svg:x="4cm" svg:y="7.8cm">
          <draw:text-box>
            <text:p>Hôpital</text:p>
          </draw:text-box>
        </draw:frame>
        <draw:frame draw:style-name="gr48" draw:text-style-name="P51" draw:layer="layout" svg:width="6cm" svg:height="0.962cm" svg:x="4cm" svg:y="10.1cm">
          <draw:text-box>
            <text:p>Identité médicale</text:p>
          </draw:text-box>
        </draw:frame>
        <draw:frame draw:style-name="gr44" draw:text-style-name="P51" draw:layer="layout" svg:width="11.5cm" svg:height="2.384cm" svg:x="4cm" svg:y="12.4cm">
          <draw:text-box>
            <text:p>Chirurgie (médecine générale)</text:p>
          </draw:text-box>
        </draw:frame>
        <draw:g>
          <draw:custom-shape draw:style-name="gr54" draw:text-style-name="P52"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3" draw:layer="layout" svg:width="4cm" svg:height="1.195cm" svg:x="13.6cm" svg:y="3.638cm">
            <draw:text-box>
              <text:p text:style-name="P10"><text:span text:style-name="T22">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4"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4" draw:layer="layout" svg:width="2cm" svg:height="1cm" svg:x="23.313cm" svg:y="12.898cm">
              <text:p/>
              <draw:enhanced-geometry svg:viewBox="0 0 21600 21600" draw:type="rectangle" draw:enhanced-path="M 0 0 L 21600 0 21600 21600 0 21600 0 0 Z N"/>
            </draw:custom-shape>
          </draw:g>
          <draw:frame draw:style-name="gr48" draw:text-style-name="P55" draw:layer="layout" svg:width="3.583cm" svg:height="0.962cm" svg:x="22.5cm" svg:y="12.9cm">
            <draw:text-box>
              <text:p text:style-name="P10"><text:span text:style-name="T23">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7" draw:layer="layout" svg:width="20cm" svg:height="2.5cm" svg:x="3.5cm" svg:y="7.5cm">
          <text:p text:style-name="P56"><text:span text:style-name="T24">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32cm" svg:y="0.688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9" draw:layer="layout" svg:width="2cm" svg:height="1.441cm" svg:x="1.28cm" svg:y="9.8cm">
          <draw:text-box>
            <text:p text:style-name="P10"><text:span text:style-name="T26">Intégrations</text:span></text:p>
            <text:p text:style-name="P10"><text:span text:style-name="T26">de</text:span></text:p>
            <text:p text:style-name="P10"><text:span text:style-name="T26">troisièmes</text:span></text:p>
            <text:p text:style-name="P10"><text:span text:style-name="T26">parties</text:span></text:p>
            <text:p><text:span text:style-name="T27"/></text:p>
          </draw:text-box>
        </draw:frame>
        <draw:custom-shape draw:style-name="gr67" draw:text-style-name="P60" draw:layer="layout" svg:width="1cm" svg:height="1cm" svg:x="3.28cm" svg:y="10cm">
          <text:p text:style-name="P43"><text:span text:style-name="T28">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2" draw:layer="layout" svg:width="6.4cm" svg:height="4.4cm" svg:x="7.18cm" svg:y="5.2cm">
          <text:p text:style-name="P61">CLOUD</text:p>
          <text:p text:style-name="P61"><text:span text:style-name="T29">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4" draw:layer="layout" svg:width="2.6cm" svg:height="1.2cm" svg:x="15.98cm" svg:y="0.4cm">
          <text:p text:style-name="P63"><text:span text:style-name="T30">Filtres</text:span></text:p>
          <draw:enhanced-geometry svg:viewBox="0 0 21600 21600" draw:mirror-horizontal="false" draw:mirror-vertical="false" draw:type="rectangle" draw:enhanced-path="M 0 0 L 21600 0 21600 21600 0 21600 0 0 Z N"/>
        </draw:custom-shape>
        <draw:custom-shape draw:style-name="gr75" draw:text-style-name="P64" draw:layer="layout" svg:width="2.6cm" svg:height="1.2cm" svg:x="15.98cm" svg:y="1.6cm">
          <text:p text:style-name="P63"><text:span text:style-name="T30">Routage</text:span></text:p>
          <draw:enhanced-geometry svg:viewBox="0 0 21600 21600" draw:mirror-horizontal="false" draw:mirror-vertical="false" draw:type="rectangle" draw:enhanced-path="M 0 0 L 21600 0 21600 21600 0 21600 0 0 Z N"/>
        </draw:custom-shape>
        <draw:custom-shape draw:style-name="gr76" draw:text-style-name="P66" draw:layer="layout" svg:width="2.6cm" svg:height="7.6cm" svg:x="15.98cm" svg:y="2.8cm">
          <text:p text:style-name="P65"><text:span text:style-name="T31"/></text:p>
          <text:p text:style-name="P65"><text:span text:style-name="T31">API</text:span></text:p>
          <text:p text:style-name="P65"><text:span text:style-name="T31">Gateway</text:span></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draw:enhanced-geometry svg:viewBox="0 0 21600 21600" draw:mirror-horizontal="false" draw:mirror-vertical="false" draw:type="rectangle" draw:enhanced-path="M 0 0 L 21600 0 21600 21600 0 21600 0 0 Z N"/>
        </draw:custom-shape>
        <draw:frame draw:style-name="gr77" draw:text-style-name="P67" draw:layer="layout" svg:width="2cm" svg:height="1.433cm" svg:x="15.98cm" svg:y="8.767cm">
          <draw:text-box>
            <text:p><text:span text:style-name="T32">Spring</text:span></text:p>
            <text:p><text:span text:style-name="T32">Cloud</text:span></text:p>
            <text:p><text:span text:style-name="T32">Gateway</text:span></text:p>
          </draw:text-box>
        </draw:frame>
        <draw:custom-shape draw:style-name="gr78" draw:text-style-name="P64" draw:layer="layout" svg:width="2.6cm" svg:height="1.4cm" svg:x="15.98cm" svg:y="10.4cm">
          <text:p text:style-name="P63"><text:span text:style-name="T30">Http</text:span><text:span text:style-name="T30"><text:line-break/></text:span><text:span text:style-name="T30">(JSON)</text:span></text:p>
          <draw:enhanced-geometry svg:viewBox="0 0 21600 21600" draw:type="rectangle" draw:enhanced-path="M 0 0 L 21600 0 21600 21600 0 21600 0 0 Z N"/>
        </draw:custom-shape>
        <draw:custom-shape draw:style-name="gr79" draw:text-style-name="P64" draw:layer="layout" svg:width="2.6cm" svg:height="3.4cm" svg:x="15.98cm" svg:y="11.8cm">
          <text:p text:style-name="P63"><text:span text:style-name="T30">SSO</text:span></text:p>
          <text:p text:style-name="P63"><text:span text:style-name="T30"/></text:p>
          <text:p text:style-name="P63"><text:span text:style-name="T30"/></text:p>
          <text:p text:style-name="P63"><text:span text:style-name="T30"/></text:p>
          <text:p text:style-name="P63"><text:span text:style-name="T30"/></text:p>
          <draw:enhanced-geometry svg:viewBox="0 0 21600 21600" draw:mirror-horizontal="false" draw:mirror-vertical="false" draw:type="rectangle" draw:enhanced-path="M 0 0 L 21600 0 21600 21600 0 21600 0 0 Z N"/>
        </draw:custom-shape>
        <draw:frame draw:style-name="gr77" draw:text-style-name="P67" draw:layer="layout" svg:width="2.2cm" svg:height="1.433cm" svg:x="16.08cm" svg:y="13.668cm">
          <draw:text-box>
            <text:p><text:span text:style-name="T32">JWT,</text:span></text:p>
            <text:p><text:span text:style-name="T32">oAuth-2x,</text:span></text:p>
            <text:p><text:span text:style-name="T32">etc.)</text:span></text:p>
          </draw:text-box>
        </draw:frame>
        <draw:custom-shape draw:style-name="gr80" draw:text-style-name="P69" xml:id="id17" draw:id="id17" draw:layer="layout" svg:width="4.9cm" svg:height="3.8cm" svg:x="18.881cm" svg:y="5.001cm">
          <text:p text:style-name="P68"><text:span text:style-name="T33">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1" xml:id="id16" draw:id="id16" draw:layer="layout" svg:width="1.899cm" svg:height="1.6cm" svg:x="18.882cm" svg:y="1.501cm">
          <text:p text:style-name="P70"><text:span text:style-name="T34">Config</text:span></text:p>
          <text:p text:style-name="P70"><text:span text:style-name="T3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1" xml:id="id18" draw:id="id18" draw:layer="layout" svg:width="3.599cm" svg:height="2.201cm" svg:x="20.982cm" svg:y="1.501cm">
          <text:p text:style-name="P70"><text:span text:style-name="T34">Service</text:span></text:p>
          <text:p text:style-name="P70"><text:span text:style-name="T34">d’enregistrement</text:span></text:p>
          <text:p text:style-name="P70"><text:span text:style-name="T34">et de</text:span></text:p>
          <text:p text:style-name="P70"><text:span text:style-name="T34">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1" xml:id="id19" draw:id="id19" draw:layer="layout" svg:width="1.899cm" svg:height="1.6cm" svg:x="24.882cm" svg:y="1.502cm">
          <text:p text:style-name="P70"><text:span text:style-name="T34">Spring</text:span></text:p>
          <text:p text:style-name="P70"><text:span text:style-name="T34">Boot</text:span></text:p>
          <text:p text:style-name="P70"><text:span text:style-name="T34">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1" xml:id="id20" draw:id="id20" draw:layer="layout" svg:width="2.4cm" svg:height="2.201cm" svg:x="24.381cm" svg:y="5.001cm">
          <text:p text:style-name="P70"><text:span text:style-name="T34">Casseurs</text:span></text:p>
          <text:p text:style-name="P70"><text:span text:style-name="T34">de</text:span></text:p>
          <text:p text:style-name="P70"><text:span text:style-name="T34">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1" xml:id="id21" draw:id="id21" draw:layer="layout" svg:width="2.4cm" svg:height="1.5cm" svg:x="24.381cm" svg:y="7.601cm">
          <text:p text:style-name="P70"><text:span text:style-name="T34">Données</text:span></text:p>
          <text:p text:style-name="P70"><text:span text:style-name="T34">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4" xml:id="id22" draw:id="id22" draw:layer="layout" svg:width="2.4cm" svg:height="2.201cm" svg:x="22.781cm" svg:y="9.601cm">
          <text:p text:style-name="P72"><text:span text:style-name="T34">Distribué</text:span></text:p>
          <text:p text:style-name="P73"><text:span text:style-name="T35"/></text:p>
          <text:p text:style-name="P73"><text:span text:style-name="T35"/></text:p>
          <text:p text:style-name="P73"><text:span text:style-name="T35">Traçage</text:span></text:p>
          <text:p text:style-name="P73"><text:span text:style-name="T35">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7" xml:id="id23" draw:id="id23" draw:layer="layout" svg:width="3.699cm" svg:height="3.8cm" svg:x="18.882cm" svg:y="9.502cm">
          <text:p text:style-name="P75"><text:span text:style-name="T33">Tolérance</text:span></text:p>
          <text:p text:style-name="P75"><text:span text:style-name="T33">de</text:span></text:p>
          <text:p text:style-name="P75"><text:span text:style-name="T33">panne</text:span></text:p>
          <text:p text:style-name="P75"><text:span text:style-name="T36"/></text:p>
          <text:p text:style-name="P76"><text:span text:style-name="T37">Fusible</text:span></text:p>
          <text:p text:style-name="P76"><text:span text:style-name="T37">Relance</text:span></text:p>
          <text:p text:style-name="P76"><text:span text:style-name="T37">Limitateur de temps</text:span></text:p>
          <text:p text:style-name="P76"><text:span text:style-name="T37">Limitateur d’essai</text:span></text:p>
          <text:p text:style-name="P76"><text:span text:style-name="T37">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9" draw:layer="layout" svg:width="0.8cm" svg:height="1cm" svg:x="19.18cm" svg:y="5.6cm">
          <text:p text:style-name="P78"><text:span text:style-name="T38">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80" draw:layer="layout" svg:width="1.8cm" svg:height="0.962cm" svg:x="21.868cm" svg:y="7.2cm">
          <draw:text-box>
            <text:p><text:span text:style-name="T39">...</text:span></text:p>
          </draw:text-box>
        </draw:frame>
        <draw:frame draw:style-name="gr89" draw:text-style-name="P81" draw:layer="layout" svg:width="2.4cm" svg:height="0.645cm" svg:x="21.48cm" svg:y="5cm">
          <draw:text-box>
            <text:p><text:span text:style-name="T40">FeignClient</text:span></text:p>
          </draw:text-box>
        </draw:frame>
        <draw:frame draw:style-name="gr90" draw:text-style-name="P82" draw:layer="layout" svg:width="2.4cm" svg:height="1.039cm" svg:x="18.78cm" svg:y="0.501cm">
          <draw:text-box>
            <text:p text:style-name="P39"><text:span text:style-name="T40">Github / GitLab</text:span></text:p>
          </draw:text-box>
        </draw:frame>
        <draw:frame draw:style-name="gr89" draw:text-style-name="P83" draw:layer="layout" svg:width="2.4cm" svg:height="0.645cm" svg:x="21.48cm" svg:y="0.902cm">
          <draw:text-box>
            <text:p text:style-name="P10"><text:span text:style-name="T40">Eureka</text:span></text:p>
          </draw:text-box>
        </draw:frame>
        <draw:frame draw:style-name="gr89" draw:text-style-name="P83" draw:layer="layout" svg:width="2.4cm" svg:height="0.645cm" svg:x="24.68cm" svg:y="0.903cm">
          <draw:text-box>
            <text:p text:style-name="P10"><text:span text:style-name="T40">Actuator</text:span></text:p>
          </draw:text-box>
        </draw:frame>
        <draw:frame draw:style-name="gr90" draw:text-style-name="P83" draw:layer="layout" svg:width="3.6cm" svg:height="1.039cm" svg:x="23.88cm" svg:y="4.352cm">
          <draw:text-box>
            <text:p text:style-name="P10"><text:span text:style-name="T40">Kafka,Camel, etc.</text:span></text:p>
          </draw:text-box>
        </draw:frame>
        <draw:frame draw:style-name="gr77" draw:text-style-name="P82" draw:layer="layout" svg:width="2.4cm" svg:height="1.433cm" svg:x="18.68cm" svg:y="13.302cm">
          <draw:text-box>
            <text:p text:style-name="P39"><text:span text:style-name="T40">Sleuth/</text:span></text:p>
            <text:p text:style-name="P39"><text:span text:style-name="T40">Zipkin/</text:span></text:p>
            <text:p text:style-name="P39"><text:span text:style-name="T40">Pile ELK</text:span></text:p>
          </draw:text-box>
        </draw:frame>
        <draw:custom-shape draw:style-name="gr91" draw:text-style-name="P85" draw:layer="layout" svg:width="6.2cm" svg:height="4cm" svg:x="9.58cm" svg:y="11.2cm">
          <text:p text:style-name="P84"><text:span text:style-name="T41">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1" draw:layer="layout" svg:width="1cm" svg:height="0.489cm" svg:x="19.084cm" svg:y="5.852cm">
          <draw:text-box>
            <text:p text:style-name="P86"><text:span text:style-name="T38">ms-1</text:span></text:p>
          </draw:text-box>
        </draw:frame>
        <draw:frame draw:style-name="gr92" draw:text-style-name="P51" draw:layer="layout" svg:width="1cm" svg:height="0.489cm" svg:x="20.084cm" svg:y="5.853cm">
          <draw:text-box>
            <text:p text:style-name="P86"><text:span text:style-name="T38">ms-2</text:span></text:p>
          </draw:text-box>
        </draw:frame>
        <draw:frame draw:style-name="gr92" draw:text-style-name="P51" draw:layer="layout" svg:width="1cm" svg:height="0.489cm" svg:x="21.084cm" svg:y="5.852cm">
          <draw:text-box>
            <text:p text:style-name="P86"><text:span text:style-name="T38">ms-3</text:span></text:p>
          </draw:text-box>
        </draw:frame>
        <draw:frame draw:style-name="gr92" draw:text-style-name="P51" draw:layer="layout" svg:width="1cm" svg:height="0.489cm" svg:x="22.084cm" svg:y="5.853cm">
          <draw:text-box>
            <text:p text:style-name="P86"><text:span text:style-name="T38">ms-4</text:span></text:p>
          </draw:text-box>
        </draw:frame>
        <draw:frame draw:style-name="gr92" draw:text-style-name="P51" draw:layer="layout" svg:width="1cm" svg:height="0.489cm" svg:x="19.084cm" svg:y="7.652cm">
          <draw:text-box>
            <text:p text:style-name="P86"><text:span text:style-name="T38">ms-5</text:span></text:p>
          </draw:text-box>
        </draw:frame>
        <draw:frame draw:style-name="gr92" draw:text-style-name="P51" draw:layer="layout" svg:width="1cm" svg:height="0.489cm" svg:x="20.084cm" svg:y="7.653cm">
          <draw:text-box>
            <text:p text:style-name="P86"><text:span text:style-name="T38">ms-6</text:span></text:p>
          </draw:text-box>
        </draw:frame>
        <draw:frame draw:style-name="gr92" draw:text-style-name="P51" draw:layer="layout" svg:width="1cm" svg:height="0.489cm" svg:x="21.084cm" svg:y="7.652cm">
          <draw:text-box>
            <text:p text:style-name="P86"><text:span text:style-name="T38">ms-7</text:span></text:p>
          </draw:text-box>
        </draw:frame>
        <draw:frame draw:style-name="gr92" draw:text-style-name="P51" draw:layer="layout" svg:width="1cm" svg:height="0.489cm" svg:x="22.684cm" svg:y="7.654cm">
          <draw:text-box>
            <text:p text:style-name="P86"><text:span text:style-name="T38">ms-n</text:span></text:p>
          </draw:text-box>
        </draw:frame>
        <draw:g>
          <draw:custom-shape draw:style-name="gr93" draw:text-style-name="P71" xml:id="id24" draw:id="id24" draw:layer="layout" svg:width="1.8cm" svg:height="2.8cm" svg:x="25.381cm" svg:y="9.601cm">
            <text:p text:style-name="P70"><text:span text:style-name="T34"/></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7" draw:layer="layout" svg:width="2.119cm" svg:height="1.433cm" svg:x="25.257cm" svg:y="10.5cm">
            <draw:text-box>
              <text:p text:style-name="P86"><text:span text:style-name="T34">Base</text:span></text:p>
              <text:p text:style-name="P86"><text:span text:style-name="T34">de</text:span></text:p>
              <text:p text:style-name="P86"><text:span text:style-name="T34">données</text:span></text:p>
            </draw:text-box>
          </draw:frame>
        </draw:g>
        <draw:g>
          <draw:custom-shape draw:style-name="gr95" draw:text-style-name="P88"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1" draw:layer="layout" svg:width="5cm" svg:height="0.962cm" svg:x="-0.138cm" svg:y="12.343cm">
            <draw:text-box>
              <text:p text:style-name="P86"><text:span text:style-name="T42">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9"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8" draw:layer="layout" svg:width="1cm" svg:height="0.489cm" svg:x="3.744cm" svg:y="8.935cm">
            <draw:text-box>
              <text:p text:style-name="P10"><text:span text:style-name="T21">o</text:span></text:p>
            </draw:text-box>
          </draw:frame>
          <draw:frame draw:style-name="gr99" draw:text-style-name="P58" draw:layer="layout" svg:width="2.5cm" svg:height="0.727cm" svg:x="3cm" svg:y="9.373cm">
            <draw:text-box>
              <text:p text:style-name="P10"><text:span text:style-name="T21">mobile</text:span><text:span text:style-name="T21"><text:line-break/></text:span><text:span text:style-name="T21">app</text:span></text:p>
            </draw:text-box>
          </draw:frame>
        </draw:g>
        <draw:g>
          <draw:custom-shape draw:style-name="gr96" draw:text-style-name="P89"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8" draw:layer="layout" svg:width="2.5cm" svg:height="0.727cm" svg:x="3cm" svg:y="2.373cm">
            <draw:text-box>
              <text:p text:style-name="P10"><text:span text:style-name="T21">Navigateur</text:span><text:span text:style-name="T21"><text:line-break/></text:span><text:span text:style-name="T21">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90"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104" draw:text-style-name="P91" draw:layer="layout" svg:width="2.5cm" svg:height="0.887cm" svg:x="10.911cm" svg:y="6.49cm">
            <draw:text-box>
              <text:p text:style-name="P10"><text:span text:style-name="T43">API</text:span><text:span text:style-name="T43"><text:line-break/></text:span><text:span text:style-name="T43">Gateway</text:span></text:p>
            </draw:text-box>
          </draw:frame>
        </draw:g>
        <draw:g>
          <draw:custom-shape draw:style-name="gr105"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0.778cm" svg:y1="5.955cm" svg:x2="11.278cm" svg:y2="5.955cm">
            <text:p/>
          </draw:line>
          <draw:line draw:style-name="gr106" draw:text-style-name="P5" draw:layer="layout" svg:x1="10.778cm" svg:y1="6.555cm" svg:x2="11.278cm" svg:y2="6.555cm">
            <text:p/>
          </draw:line>
          <draw:frame draw:style-name="gr107" draw:text-style-name="P92" draw:layer="layout" svg:width="1.5cm" svg:height="0.807cm" svg:x="9.5cm" svg:y="5.855cm">
            <draw:text-box>
              <text:p text:style-name="P10"><text:span text:style-name="T44">REST</text:span></text:p>
              <text:p text:style-name="P10"><text:span text:style-name="T45">API</text:span></text:p>
            </draw:text-box>
          </draw:frame>
        </draw:g>
        <draw:g>
          <draw:custom-shape draw:style-name="gr108"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9.65cm" svg:y="2.16cm">
            <draw:text-box>
              <text:p text:style-name="P10"><text:span text:style-name="T46">µs WebApp</text:span></text:p>
              <text:p text:style-name="P10"><text:span text:style-name="T46">vitrine</text:span></text:p>
            </draw:text-box>
          </draw:frame>
          <draw:g>
            <draw:custom-shape draw:style-name="gr105"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9.139cm" svg:y1="1.843cm" svg:x2="9.639cm" svg:y2="1.843cm">
              <text:p/>
            </draw:line>
            <draw:line draw:style-name="gr106" draw:text-style-name="P5" draw:layer="layout" svg:x1="9.139cm" svg:y1="2.443cm" svg:x2="9.639cm" svg:y2="2.443cm">
              <text:p/>
            </draw:line>
            <draw:frame draw:style-name="gr107" draw:text-style-name="P92" draw:layer="layout" svg:width="1.5cm" svg:height="0.807cm" svg:x="7.861cm" svg:y="1.843cm">
              <draw:text-box>
                <text:p text:style-name="P10"><text:span text:style-name="T44">Web</text:span></text:p>
              </draw:text-box>
            </draw:frame>
          </draw:g>
        </draw:g>
        <draw:g>
          <draw:custom-shape draw:style-name="gr108"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16.901cm" svg:y="2.105cm">
            <draw:text-box>
              <text:p text:style-name="P10"><text:span text:style-name="T46">µS de</text:span></text:p>
              <text:p text:style-name="P10"><text:span text:style-name="T46">compte user</text:span></text:p>
            </draw:text-box>
          </draw:frame>
          <draw:g>
            <draw:custom-shape draw:style-name="gr105"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71cm" svg:y1="1.805cm" svg:x2="16.871cm" svg:y2="1.805cm">
              <text:p/>
            </draw:line>
            <draw:line draw:style-name="gr106" draw:text-style-name="P5" draw:layer="layout" svg:x1="16.371cm" svg:y1="2.405cm" svg:x2="16.871cm" svg:y2="2.405cm">
              <text:p/>
            </draw:line>
            <draw:frame draw:style-name="gr107" draw:text-style-name="P92" draw:layer="layout" svg:width="1.5cm" svg:height="0.807cm" svg:x="15.093cm" svg:y="1.705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16.908cm" svg:y="7.105cm">
            <draw:text-box>
              <text:p text:style-name="P10"><text:span text:style-name="T46">µS de</text:span></text:p>
              <text:p text:style-name="P10"><text:span text:style-name="T46">réponse user</text:span></text:p>
            </draw:text-box>
          </draw:frame>
          <draw:g>
            <draw:custom-shape draw:style-name="gr105"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78cm" svg:y1="6.854cm" svg:x2="16.878cm" svg:y2="6.854cm">
              <text:p/>
            </draw:line>
            <draw:line draw:style-name="gr106" draw:text-style-name="P5" draw:layer="layout" svg:x1="16.378cm" svg:y1="7.454cm" svg:x2="16.878cm" svg:y2="7.454cm">
              <text:p/>
            </draw:line>
            <draw:frame draw:style-name="gr107" draw:text-style-name="P92" draw:layer="layout" svg:width="1.5cm" svg:height="0.807cm" svg:x="15.1cm" svg:y="6.754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391cm" svg:height="0.965cm" svg:x="21.61cm" svg:y="8.635cm">
            <draw:text-box>
              <text:p text:style-name="P10"><text:span text:style-name="T46">µS</text:span><text:span text:style-name="T46"><text:line-break/></text:span><text:span text:style-name="T46">enregistrement</text:span></text:p>
            </draw:text-box>
          </draw:frame>
          <draw:g>
            <draw:custom-shape draw:style-name="gr105"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21.24cm" svg:y1="8.354cm" svg:x2="21.74cm" svg:y2="8.354cm">
              <text:p/>
            </draw:line>
            <draw:line draw:style-name="gr106" draw:text-style-name="P5" draw:layer="layout" svg:x1="21.24cm" svg:y1="8.954cm" svg:x2="21.74cm" svg:y2="8.954cm">
              <text:p/>
            </draw:line>
            <draw:frame draw:style-name="gr107" draw:text-style-name="P92" draw:layer="layout" svg:width="1.5cm" svg:height="0.807cm" svg:x="19.962cm" svg:y="8.254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488cm" svg:height="0.965cm" svg:x="16.674cm" svg:y="12.243cm">
            <draw:text-box>
              <text:p text:style-name="P10"><text:span text:style-name="T46">µS recherche</text:span></text:p>
              <text:p text:style-name="P10"><text:span text:style-name="T46">évènement</text:span></text:p>
            </draw:text-box>
          </draw:frame>
          <draw:g>
            <draw:custom-shape draw:style-name="gr105"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82cm" svg:y1="11.918cm" svg:x2="16.882cm" svg:y2="11.918cm">
              <text:p/>
            </draw:line>
            <draw:line draw:style-name="gr106" draw:text-style-name="P5" draw:layer="layout" svg:x1="16.382cm" svg:y1="12.518cm" svg:x2="16.882cm" svg:y2="12.518cm">
              <text:p/>
            </draw:line>
            <draw:frame draw:style-name="gr107" draw:text-style-name="P92" draw:layer="layout" svg:width="1.5cm" svg:height="0.807cm" svg:x="15.104cm" svg:y="11.818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5cm" svg:height="0.965cm" svg:x="21.6cm" svg:y="4.672cm">
            <draw:text-box>
              <text:p text:style-name="P10"><text:span text:style-name="T46">µS de répartition opérateur</text:span></text:p>
            </draw:text-box>
          </draw:frame>
          <draw:g>
            <draw:custom-shape draw:style-name="gr105"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21.27cm" svg:y1="4.361cm" svg:x2="21.77cm" svg:y2="4.361cm">
              <text:p/>
            </draw:line>
            <draw:line draw:style-name="gr106" draw:text-style-name="P5" draw:layer="layout" svg:x1="21.27cm" svg:y1="4.961cm" svg:x2="21.77cm" svg:y2="4.961cm">
              <text:p/>
            </draw:line>
            <draw:frame draw:style-name="gr107" draw:text-style-name="P92" draw:layer="layout" svg:width="1.5cm" svg:height="0.807cm" svg:x="19.992cm" svg:y="4.261cm">
              <draw:text-box>
                <text:p text:style-name="P10"><text:span text:style-name="T44">REST</text:span></text:p>
                <text:p text:style-name="P10"><text:span text:style-name="T45">API</text:span></text:p>
              </draw:text-box>
            </draw:frame>
          </draw:g>
        </draw:g>
        <draw:g>
          <draw:custom-shape draw:style-name="gr111" draw:text-style-name="P95" draw:layer="layout" svg:width="3cm" svg:height="1cm" svg:x="21.204cm" svg:y="14.601cm">
            <text:p text:style-name="P95"><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3cm" svg:y="13.7cm">
            <text:p text:style-name="P95"><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2cm" svg:y="12.799cm">
            <text:p text:style-name="P95"><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3cm" svg:y="11.9cm">
            <text:p text:style-name="P95"><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2"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2"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2"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2"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3" draw:text-style-name="P96" draw:layer="layout" svg:x1="5.598cm" svg:y1="2.136cm" svg:x2="8.001cm" svg:y2="2.136cm">
          <text:p/>
        </draw:line>
        <draw:line draw:style-name="gr113" draw:text-style-name="P96" draw:layer="layout" svg:x1="5.6cm" svg:y1="8.502cm" svg:x2="9.61cm" svg:y2="6.462cm">
          <text:p/>
        </draw:line>
        <draw:line draw:style-name="gr113" draw:text-style-name="P96" draw:layer="layout" svg:x1="10.45cm" svg:y1="3.267cm" svg:x2="10.45cm" svg:y2="5.671cm">
          <text:p/>
        </draw:line>
        <draw:line draw:style-name="gr113" draw:text-style-name="P96" draw:layer="layout" svg:x1="13cm" svg:y1="5cm" svg:x2="15.5cm" svg:y2="2.605cm">
          <text:p/>
        </draw:line>
        <draw:line draw:style-name="gr113" draw:text-style-name="P96" draw:layer="layout" svg:x1="13.61cm" svg:y1="6.25cm" svg:x2="15.311cm" svg:y2="7cm">
          <text:p/>
        </draw:line>
        <draw:line draw:style-name="gr113" draw:text-style-name="P96" draw:layer="layout" svg:x1="13cm" svg:y1="7.5cm" svg:x2="15.5cm" svg:y2="11.718cm">
          <text:p/>
        </draw:line>
        <draw:line draw:style-name="gr113" draw:text-style-name="P96" draw:layer="layout" svg:x1="17.795cm" svg:y1="6.425cm" svg:x2="16.199cm" svg:y2="2.725cm">
          <text:p/>
        </draw:line>
        <draw:line draw:style-name="gr113" draw:text-style-name="P96" draw:layer="layout" svg:x1="17.848cm" svg:y1="11.478cm" svg:x2="16.252cm" svg:y2="7.778cm">
          <text:p/>
        </draw:line>
        <draw:line draw:style-name="gr113" draw:text-style-name="P96" draw:layer="layout" svg:x1="19.105cm" svg:y1="2.425cm" svg:x2="20.605cm" svg:y2="4.086cm">
          <text:p/>
        </draw:line>
        <draw:line draw:style-name="gr113" draw:text-style-name="P96" draw:layer="layout" svg:x1="22.723cm" svg:y1="5.754cm" svg:x2="22.723cm" svg:y2="7.901cm">
          <text:p/>
        </draw:line>
        <draw:line draw:style-name="gr113" draw:text-style-name="P96" draw:layer="layout" svg:x1="22.724cm" svg:y1="9.701cm" svg:x2="22.724cm" svg:y2="11.848cm">
          <text:p/>
        </draw:line>
        <draw:line draw:style-name="gr113" draw:text-style-name="P96" draw:layer="layout" svg:x1="24cm" svg:y1="4cm" svg:x2="26cm" svg:y2="1.5cm">
          <text:p/>
        </draw:line>
        <draw:line draw:style-name="gr113" draw:text-style-name="P96" draw:layer="layout" svg:x1="24.047cm" svg:y1="4.453cm" svg:x2="26cm" svg:y2="3.5cm">
          <text:p/>
        </draw:line>
        <draw:line draw:style-name="gr113" draw:text-style-name="P96" draw:layer="layout" svg:x1="23.995cm" svg:y1="4.753cm" svg:x2="25.948cm" svg:y2="5.706cm">
          <text:p/>
        </draw:line>
        <draw:line draw:style-name="gr113" draw:text-style-name="P96"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53cm" svg:y="3.562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g>
        <draw:line draw:style-name="gr113" draw:text-style-name="P96" draw:layer="layout" svg:x1="5.4cm" svg:y1="7.3cm" svg:x2="10.2cm" svg:y2="7.3cm">
          <text:p/>
        </draw:line>
        <draw:custom-shape draw:style-name="gr114"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5" draw:text-style-name="P96" draw:layer="layout" svg:x1="10.147cm" svg:y1="8.1cm" svg:x2="5.347cm" svg:y2="8.1cm">
          <text:p/>
        </draw:line>
        <draw:frame draw:style-name="gr116" draw:text-style-name="P97" draw:layer="layout" svg:width="3cm" svg:height="0.745cm" svg:x="6.2cm" svg:y="6.555cm">
          <draw:text-box>
            <text:p text:style-name="P10"><text:span text:style-name="T47">HTTP POST</text:span></text:p>
          </draw:text-box>
        </draw:frame>
        <draw:frame draw:style-name="gr116" draw:text-style-name="P98" draw:layer="layout" svg:width="3cm" svg:height="0.745cm" svg:x="6.2cm" svg:y="8.156cm">
          <draw:text-box>
            <text:p text:style-name="P10"><text:span text:style-name="T48">202 (Accepté)</text:span></text:p>
          </draw:text-box>
        </draw:frame>
        <draw:custom-shape draw:style-name="gr117" draw:text-style-name="P100" draw:layer="layout" svg:width="3cm" svg:height="4.2cm" svg:x="10.5cm" svg:y="5.6cm">
          <text:p text:style-name="P99"><text:span text:style-name="T49">Catalogue</text:span></text:p>
          <text:p text:style-name="P99"><text:span text:style-name="T49">De</text:span></text:p>
          <text:p text:style-name="P99"><text:span text:style-name="T49">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20.501cm" svg:y="1.2cm">
          <text:p text:style-name="P63"><text:span text:style-name="T30">µservice</text:span></text:p>
          <text:p text:style-name="P63"><text:span text:style-name="T30">compte</text:span></text:p>
          <text:p text:style-name="P63"><text:span text:style-name="T30">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20.502cm" svg:y="4.4cm">
          <text:p text:style-name="P63"><text:span text:style-name="T30">µservice</text:span></text:p>
          <text:p text:style-name="P63"><text:span text:style-name="T30">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3cm" svg:height="2.601cm" svg:x="20.503cm" svg:y="7.5cm">
          <text:p text:style-name="P99"><text:span text:style-name="T49">µservice</text:span></text:p>
          <text:p text:style-name="P99"><text:span text:style-name="T49"><text:s/></text:span><text:span text:style-name="T49">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01" draw:layer="layout" svg:width="4.496cm" svg:height="2.601cm" svg:x="20.504cm" svg:y="10.5cm">
          <text:p text:style-name="P63"><text:span text:style-name="T30">µservice</text:span></text:p>
          <text:p text:style-name="P63"><text:span text:style-name="T30">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3" draw:text-style-name="P96" draw:layer="layout" svg:x1="13.4cm" svg:y1="5.4cm" svg:x2="20.2cm" svg:y2="2.2cm">
            <text:p/>
          </draw:line>
          <draw:frame draw:style-name="gr116" draw:text-style-name="P97" draw:layer="layout" svg:width="5.896cm" svg:height="0.745cm" draw:transform="rotate (0.434586983746588) translate (13.727cm 4.412cm)">
            <draw:text-box>
              <text:p text:style-name="P10"><text:span text:style-name="T47">HTTP GET</text:span></text:p>
            </draw:text-box>
          </draw:frame>
        </draw:g>
        <draw:g>
          <draw:line draw:style-name="gr115" draw:text-style-name="P96" draw:layer="layout" svg:x1="20.084cm" svg:y1="2.766cm" svg:x2="13.6cm" svg:y2="5.8cm">
            <text:p/>
          </draw:line>
          <draw:frame draw:style-name="gr116" draw:text-style-name="P98" draw:layer="layout" svg:width="5.824cm" svg:height="0.745cm" draw:transform="rotate (0.434586983746588) translate (14.353cm 5.497cm)">
            <draw:text-box>
              <text:p text:style-name="P10"><text:span text:style-name="T48">200 (OK)</text:span></text:p>
            </draw:text-box>
          </draw:frame>
        </draw:g>
        <draw:g>
          <draw:line draw:style-name="gr115" draw:text-style-name="P96" draw:layer="layout" svg:x1="20.084cm" svg:y1="5.6cm" svg:x2="13.7cm" svg:y2="7.1cm">
            <text:p/>
          </draw:line>
          <draw:g>
            <draw:line draw:style-name="gr113" draw:text-style-name="P96" draw:layer="layout" svg:x1="13.8cm" svg:y1="6.6cm" svg:x2="20.447cm" svg:y2="5.088cm">
              <text:p/>
            </draw:line>
            <draw:frame draw:style-name="gr120" draw:text-style-name="P97" draw:layer="layout" svg:width="5.842cm" svg:height="0.744cm" draw:transform="rotate (0.244869694054804) translate (13.68cm 5.967cm)">
              <draw:text-box>
                <text:p text:style-name="P10"><text:span text:style-name="T47">HTTP GET</text:span></text:p>
              </draw:text-box>
            </draw:frame>
            <draw:frame draw:style-name="gr116" draw:text-style-name="P98" draw:layer="layout" svg:width="5.824cm" svg:height="0.745cm" draw:transform="rotate (0.232477856365645) translate (14.207cm 7.037cm)">
              <draw:text-box>
                <text:p text:style-name="P10"><text:span text:style-name="T48">200 (OK)</text:span></text:p>
              </draw:text-box>
            </draw:frame>
          </draw:g>
        </draw:g>
        <draw:g>
          <draw:line draw:style-name="gr115" draw:text-style-name="P96" draw:layer="layout" svg:x1="20.086cm" svg:y1="9.501cm" svg:x2="13.682cm" svg:y2="8.989cm">
            <text:p/>
          </draw:line>
          <draw:line draw:style-name="gr113" draw:text-style-name="P96" draw:layer="layout" svg:x1="13.801cm" svg:y1="8.452cm" svg:x2="20.449cm" svg:y2="8.989cm">
            <text:p/>
          </draw:line>
          <draw:frame draw:style-name="gr120" draw:text-style-name="P97" draw:layer="layout" svg:width="5.842cm" svg:height="0.744cm" draw:transform="rotate (-0.0923279174305008) translate (14.306cm 7.746cm)">
            <draw:text-box>
              <text:p text:style-name="P10"><text:span text:style-name="T47">HTTP PUT</text:span></text:p>
            </draw:text-box>
          </draw:frame>
          <draw:frame draw:style-name="gr116" draw:text-style-name="P98" draw:layer="layout" svg:width="5.824cm" svg:height="0.745cm" draw:transform="rotate (-0.0867428638241184) translate (14.06cm 9.162cm)">
            <draw:text-box>
              <text:p text:style-name="P10"><text:span text:style-name="T48">201 (Créé)</text:span></text:p>
            </draw:text-box>
          </draw:frame>
        </draw:g>
        <draw:line draw:style-name="gr115" draw:text-style-name="P96" draw:layer="layout" svg:x1="20.087cm" svg:y1="12.402cm" svg:x2="12.8cm" svg:y2="10.2cm">
          <text:p/>
        </draw:line>
        <draw:line draw:style-name="gr113" draw:text-style-name="P96" draw:layer="layout" svg:x1="13.4cm" svg:y1="9.8cm" svg:x2="20.45cm" svg:y2="11.89cm">
          <text:p/>
        </draw:line>
        <draw:frame draw:style-name="gr120" draw:text-style-name="P97" draw:layer="layout" svg:width="5.842cm" svg:height="0.744cm" draw:transform="rotate (-0.29234264970905) translate (14.653cm 9.463cm)">
          <draw:text-box>
            <text:p text:style-name="P10"><text:span text:style-name="T47">HTTP PUT</text:span></text:p>
          </draw:text-box>
        </draw:frame>
        <draw:frame draw:style-name="gr116" draw:text-style-name="P98" draw:layer="layout" svg:width="5.824cm" svg:height="0.745cm" draw:transform="rotate (-0.300894763043823) translate (14.163cm 10.605cm)">
          <draw:text-box>
            <text:p text:style-name="P10"><text:span text:style-name="T48">201 (Créé)</text:span></text:p>
          </draw:text-box>
        </draw:frame>
        <draw:frame draw:style-name="gr121" draw:text-style-name="P102" draw:layer="layout" svg:width="1.8cm" svg:height="1.826cm" svg:x="21cm" svg:y="12.8cm">
          <draw:text-box>
            <text:p><text:span text:style-name="T50">...</text:span></text:p>
          </draw:text-box>
        </draw:frame>
        <draw:g>
          <draw:frame draw:style-name="gr122"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3"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53cm" svg:y="3.562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g>
        <draw:line draw:style-name="gr113" draw:text-style-name="P96" draw:layer="layout" svg:x1="5.4cm" svg:y1="7.666cm" svg:x2="10.2cm" svg:y2="7.666cm">
          <text:p/>
        </draw:line>
        <draw:custom-shape draw:style-name="gr114"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5" draw:text-style-name="P96" draw:layer="layout" svg:x1="11.2cm" svg:y1="11cm" svg:x2="6.4cm" svg:y2="11cm">
          <text:p/>
        </draw:line>
        <draw:frame draw:style-name="gr124" draw:text-style-name="P104" draw:layer="layout" svg:width="3.4cm" svg:height="1.067cm" svg:x="5.2cm" svg:y="5.655cm">
          <draw:text-box>
            <text:p text:style-name="P10"><text:span text:style-name="T47">Prise en charge</text:span></text:p>
            <text:p text:style-name="P10"><text:span text:style-name="T47">SSL</text:span></text:p>
          </draw:text-box>
        </draw:frame>
        <draw:custom-shape draw:style-name="gr125" draw:text-style-name="P101" draw:layer="layout" svg:width="3.5cm" svg:height="4.2cm" svg:x="10.217cm" svg:y="5.6cm">
          <text:p text:style-name="P63"><text:span text:style-name="T30">Passerelle</text:span></text:p>
          <text:p text:style-name="P63"><text:span text:style-name="T30">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6" draw:text-style-name="P96" draw:layer="layout" svg:x1="11.4cm" svg:y1="5.4cm" svg:x2="11.4cm" svg:y2="2.2cm">
          <text:p/>
        </draw:line>
        <draw:line draw:style-name="gr113" draw:text-style-name="P96" draw:layer="layout" svg:x1="13.8cm" svg:y1="6.6cm" svg:x2="17cm" svg:y2="5.8cm">
          <text:p/>
        </draw:line>
        <draw:g>
          <draw:custom-shape draw:style-name="gr118" draw:text-style-name="P101" draw:layer="layout" svg:width="3cm" svg:height="2.601cm" svg:x="17.202cm" svg:y="4.4cm">
            <text:p text:style-name="P63"><text:span text:style-name="T30">µservice</text:span></text:p>
            <text:p text:style-name="P63"><text:span text:style-name="T30">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17.203cm" svg:y="7.5cm">
            <text:p text:style-name="P63"><text:span text:style-name="T30">µservice</text:span></text:p>
            <text:p text:style-name="P63"><text:span text:style-name="T30">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1" draw:text-style-name="P102" draw:layer="layout" svg:width="1.8cm" svg:height="1.826cm" svg:x="17.7cm" svg:y="10cm">
            <draw:text-box>
              <text:p><text:span text:style-name="T50">...</text:span></text:p>
            </draw:text-box>
          </draw:frame>
        </draw:g>
        <draw:custom-shape draw:style-name="gr127" draw:text-style-name="P5" draw:layer="layout" svg:width="11.6cm" svg:height="7.8cm" svg:x="9cm" svg:y="3.8cm">
          <text:p/>
          <draw:enhanced-geometry svg:viewBox="0 0 21600 21600" draw:type="rectangle" draw:enhanced-path="M 0 0 L 21600 0 21600 21600 0 21600 0 0 Z N"/>
        </draw:custom-shape>
        <draw:line draw:style-name="gr128" draw:text-style-name="P96" draw:layer="layout" svg:x1="11.2cm" svg:y1="11.1cm" svg:x2="11.2cm" svg:y2="9.9cm">
          <text:p/>
        </draw:line>
        <draw:frame draw:style-name="gr124" draw:text-style-name="P104" draw:layer="layout" svg:width="3.4cm" svg:height="1.067cm" svg:x="5.1cm" svg:y="11.556cm">
          <draw:text-box>
            <text:p text:style-name="P10"><text:span text:style-name="T47">Mise en cache</text:span></text:p>
            <text:p text:style-name="P10"><text:span text:style-name="T47">des réponses</text:span></text:p>
          </draw:text-box>
        </draw:frame>
        <draw:g>
          <draw:custom-shape draw:style-name="gr129" draw:text-style-name="P105" draw:layer="layout" svg:width="0.8cm" svg:height="0.8cm" svg:x="7.8cm" svg:y="7.266cm">
            <text:p/>
            <draw:enhanced-geometry svg:viewBox="0 0 21600 21600" draw:type="rectangle" draw:enhanced-path="M 0 0 L 21600 0 21600 21600 0 21600 0 0 Z N"/>
          </draw:custom-shape>
          <draw:custom-shape draw:style-name="gr130" draw:text-style-name="P105"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1" draw:text-style-name="P54"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4" draw:layer="layout" svg:width="0.2cm" svg:height="0.4cm" svg:x="8.1cm" svg:y="7.466cm">
            <text:p/>
            <draw:enhanced-geometry svg:viewBox="0 0 21600 21600" draw:type="rectangle" draw:enhanced-path="M 0 0 L 21600 0 21600 21600 0 21600 0 0 Z N"/>
          </draw:custom-shape>
        </draw:g>
        <draw:frame draw:style-name="gr133" draw:text-style-name="P106" draw:layer="layout" svg:width="3.4cm" svg:height="1.389cm" svg:x="9.7cm" svg:y="0.657cm">
          <draw:text-box>
            <text:p text:style-name="P10"><text:span text:style-name="T51">Fournisseur</text:span></text:p>
            <text:p text:style-name="P10"><text:span text:style-name="T51">d’identité</text:span></text:p>
          </draw:text-box>
        </draw:frame>
        <draw:frame draw:style-name="gr134" draw:text-style-name="P104" draw:layer="layout" svg:width="3.4cm" svg:height="0.673cm" svg:x="11.8cm" svg:y="2.556cm">
          <draw:text-box>
            <text:p text:style-name="P10"><text:span text:style-name="T47">Authentification</text:span></text:p>
          </draw:text-box>
        </draw:frame>
        <draw:line draw:style-name="gr126" draw:text-style-name="P96" draw:layer="layout" svg:x1="12.9cm" svg:y1="9.821cm" svg:x2="12.9cm" svg:y2="13.021cm">
          <text:p/>
        </draw:line>
        <draw:g draw:name="Google Shape;716;p47">
          <draw:custom-shape draw:name="Google Shape;717;p47_ 1" draw:style-name="gr135" draw:text-style-name="P107"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6" draw:text-style-name="P107"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7" draw:text-style-name="P107"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8" draw:text-style-name="P107"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8" draw:text-style-name="P107"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8" draw:text-style-name="P107"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7" draw:text-style-name="P107"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4" draw:text-style-name="P104" draw:layer="layout" svg:width="3.4cm" svg:height="0.673cm" svg:x="13.8cm" svg:y="13.657cm">
          <draw:text-box>
            <text:p text:style-name="P10"><text:span text:style-name="T47">Rapport</text:span></text:p>
          </draw:text-box>
        </draw:frame>
        <draw:line draw:style-name="gr113" draw:text-style-name="P96" draw:layer="layout" svg:x1="13.847cm" svg:y1="7.716cm" svg:x2="17.047cm" svg:y2="8.516cm">
          <text:p/>
        </draw:line>
        <draw:g>
          <draw:frame draw:style-name="gr122"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3"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8"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9" draw:text-style-name="P109" draw:layer="layout" svg:width="2cm" svg:height="0.499cm" svg:x="3.243cm" svg:y="6.801cm">
            <text:p text:style-name="P108"><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3.208cm" svg:y="7.505cm">
            <draw:text-box>
              <text:p text:style-name="P10"><text:span text:style-name="T46">client</text:span></text:p>
            </draw:text-box>
          </draw:frame>
        </draw:g>
        <draw:line draw:style-name="gr113" draw:text-style-name="P96" draw:layer="layout" svg:x1="5.595cm" svg:y1="7.101cm" svg:x2="10.395cm" svg:y2="7.101cm">
          <text:p/>
        </draw:line>
        <draw:line draw:style-name="gr115" draw:text-style-name="P96" draw:layer="layout" svg:x1="10.342cm" svg:y1="7.901cm" svg:x2="5.542cm" svg:y2="7.901cm">
          <text:p/>
        </draw:line>
        <draw:frame draw:style-name="gr77" draw:text-style-name="P97" draw:layer="layout" svg:width="4.105cm" svg:height="1.433cm" svg:x="5.495cm" svg:y="6.056cm">
          <draw:text-box>
            <text:p text:style-name="P10"><text:span text:style-name="T47">(1)requête d’instance du µs B</text:span></text:p>
          </draw:text-box>
        </draw:frame>
        <draw:frame draw:style-name="gr77" draw:text-style-name="P98" draw:layer="layout" svg:width="4.3cm" svg:height="1.433cm" svg:x="5.695cm" svg:y="7.957cm">
          <draw:text-box>
            <text:p text:style-name="P10"><text:span text:style-name="T48">(2)réponse</text:span></text:p>
            <text:p text:style-name="P10"><text:span text:style-name="T48">répartition de tâches</text:span></text:p>
          </draw:text-box>
        </draw:frame>
        <draw:custom-shape draw:style-name="gr117" draw:text-style-name="P100" xml:id="id25" draw:id="id25" draw:layer="layout" svg:width="3cm" svg:height="4.2cm" svg:x="10.695cm" svg:y="5.401cm">
          <text:p text:style-name="P99"><text:span text:style-name="T49">Catalogue</text:span></text:p>
          <text:p text:style-name="P99"><text:span text:style-name="T49">De</text:span></text:p>
          <text:p text:style-name="P99"><text:span text:style-name="T49">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6" draw:id="id26" draw:layer="layout" svg:width="3.23cm" svg:height="1.781cm" svg:x="20.77cm" svg:y="2cm">
          <text:p text:style-name="P63"><text:span text:style-name="T30">Instance 1</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7" draw:id="id27" draw:layer="layout" svg:width="3.23cm" svg:height="1.781cm" svg:x="20.771cm" svg:y="4cm">
          <text:p text:style-name="P63"><text:span text:style-name="T30">Instance 2</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8" draw:id="id28" draw:layer="layout" svg:width="3.23cm" svg:height="1.781cm" svg:x="20.772cm" svg:y="6cm">
          <text:p text:style-name="P63"><text:span text:style-name="T30">Instance 3</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9" draw:id="id29" draw:layer="layout" svg:width="3.23cm" svg:height="1.781cm" svg:x="20.773cm" svg:y="8cm">
          <text:p text:style-name="P63"><text:span text:style-name="T30">Instance 4</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30" draw:id="id30" draw:layer="layout" svg:width="3.23cm" svg:height="1.781cm" svg:x="20.774cm" svg:y="11cm">
          <text:p text:style-name="P63"><text:span text:style-name="T30">Instance n</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1" draw:text-style-name="P110" draw:layer="layout" draw:type="line" svg:x1="13.695cm" svg:y1="7.501cm" svg:x2="20.77cm" svg:y2="2.89cm" draw:start-shape="id25" draw:start-glue-point="1" draw:end-shape="id26" draw:end-glue-point="3" svg:d="M13695 7501l7075-4611" svg:viewBox="0 0 7076 4612">
          <text:p text:style-name="P10"><text:span text:style-name="T52">8.110.6.12 : 6413</text:span></text:p>
        </draw:connector>
        <draw:connector draw:style-name="gr142" draw:text-style-name="P5" draw:layer="layout" draw:type="line" svg:x1="13.695cm" svg:y1="7.501cm" svg:x2="20.771cm" svg:y2="4.89cm" draw:start-shape="id25" draw:start-glue-point="1" draw:end-shape="id27" draw:end-glue-point="3" svg:d="M13695 7501l7076-2611" svg:viewBox="0 0 7077 2612">
          <text:p/>
        </draw:connector>
        <draw:connector draw:style-name="gr142" draw:text-style-name="P5" draw:layer="layout" draw:type="line" svg:x1="13.695cm" svg:y1="7.501cm" svg:x2="20.772cm" svg:y2="6.89cm" draw:start-shape="id25" draw:start-glue-point="1" draw:end-shape="id28" draw:end-glue-point="3" svg:d="M13695 7501l7077-611" svg:viewBox="0 0 7078 612">
          <text:p/>
        </draw:connector>
        <draw:connector draw:style-name="gr142" draw:text-style-name="P5" draw:layer="layout" draw:type="line" svg:x1="13.695cm" svg:y1="7.501cm" svg:x2="20.773cm" svg:y2="8.89cm" draw:start-shape="id25" draw:start-glue-point="1" draw:end-shape="id29" draw:end-glue-point="3" svg:d="M13695 7501l7078 1389" svg:viewBox="0 0 7079 1390">
          <text:p/>
        </draw:connector>
        <draw:connector draw:style-name="gr142" draw:text-style-name="P111" draw:layer="layout" draw:type="line" svg:x1="13.695cm" svg:y1="7.501cm" svg:x2="20.774cm" svg:y2="11.89cm" draw:start-shape="id25" draw:start-glue-point="1" draw:end-shape="id30" draw:end-glue-point="3" svg:d="M13695 7501l7079 4389" svg:viewBox="0 0 7080 4390">
          <text:p/>
        </draw:connector>
        <draw:frame draw:style-name="gr143" draw:text-style-name="P112" draw:layer="layout" svg:width="2.5cm" svg:height="2.143cm" svg:x="21.3cm" svg:y="8.857cm">
          <draw:text-box>
            <text:p><text:span text:style-name="T53">...</text:span></text:p>
          </draw:text-box>
        </draw:frame>
        <draw:frame draw:style-name="gr144" draw:text-style-name="P113" draw:layer="layout" svg:width="4.5cm" svg:height="0.806cm" draw:transform="rotate (0.579449311662117) translate (15.147cm 5.982cm)">
          <draw:text-box>
            <text:p text:style-name="P22"><text:span text:style-name="T29">8.110.6.12 : 6413</text:span></text:p>
          </draw:text-box>
        </draw:frame>
        <draw:frame draw:style-name="gr145" draw:text-style-name="P113" draw:layer="layout" svg:width="4.5cm" svg:height="0.806cm" draw:transform="rotate (0.35081117965086) translate (15cm 6.482cm)">
          <draw:text-box>
            <text:p text:style-name="P22"><text:span text:style-name="T29">8.110.6.12 : 7124</text:span></text:p>
          </draw:text-box>
        </draw:frame>
        <draw:frame draw:style-name="gr146" draw:text-style-name="P113" draw:layer="layout" svg:width="4.5cm" svg:height="0.806cm" draw:transform="rotate (0.0888372589265114) translate (14.976cm 6.886cm)">
          <draw:text-box>
            <text:p text:style-name="P22"><text:span text:style-name="T29">8.112.7.14 : 2468</text:span></text:p>
          </draw:text-box>
        </draw:frame>
        <draw:frame draw:style-name="gr147" draw:text-style-name="P113" draw:layer="layout" svg:width="4.5cm" svg:height="0.806cm" draw:transform="rotate (-0.201061929829747) translate (15.129cm 7.244cm)">
          <draw:text-box>
            <text:p text:style-name="P22"><text:span text:style-name="T29">8.112.7.187 : 1704</text:span></text:p>
          </draw:text-box>
        </draw:frame>
        <draw:frame draw:style-name="gr148" draw:text-style-name="P113" draw:layer="layout" svg:width="4.5cm" svg:height="0.806cm" draw:transform="rotate (-0.552396708256206) translate (14.55cm 7.366cm)">
          <draw:text-box>
            <text:p text:style-name="P22"><text:span text:style-name="T29">@IP : port</text:span></text:p>
          </draw:text-box>
        </draw:frame>
        <draw:line draw:style-name="gr113" draw:text-style-name="P96" draw:layer="layout" svg:x1="3.842cm" svg:y1="2.401cm" svg:x2="20.542cm" svg:y2="2.401cm">
          <text:p/>
        </draw:line>
        <draw:line draw:style-name="gr149" draw:text-style-name="P5" draw:layer="layout" svg:x1="3.921cm" svg:y1="2.399cm" svg:x2="3.921cm" svg:y2="6.501cm">
          <text:p/>
        </draw:line>
        <draw:line draw:style-name="gr115" draw:text-style-name="P96" draw:layer="layout" svg:x1="4.7cm" svg:y1="2.9cm" svg:x2="4.7cm" svg:y2="6.5cm">
          <text:p/>
        </draw:line>
        <draw:line draw:style-name="gr150" draw:text-style-name="P5" draw:layer="layout" svg:x1="4.598cm" svg:y1="2.949cm" svg:x2="20.298cm" svg:y2="2.95cm">
          <text:p/>
        </draw:line>
        <draw:frame draw:style-name="gr90" draw:text-style-name="P97" draw:layer="layout" svg:width="3.905cm" svg:height="1.039cm" svg:x="6.595cm" svg:y="1.657cm">
          <draw:text-box>
            <text:p text:style-name="P10"><text:span text:style-name="T47">(3)requête métier</text:span></text:p>
          </draw:text-box>
        </draw:frame>
        <draw:frame draw:style-name="gr90" draw:text-style-name="P98" draw:layer="layout" svg:width="4.105cm" svg:height="1.039cm" svg:x="7.395cm" svg:y="2.958cm">
          <draw:text-box>
            <text:p text:style-name="P10"><text:span text:style-name="T48">(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1" draw:text-style-name="P114" xml:id="id31" draw:id="id31" draw:layer="layout" svg:width="3.5cm" svg:height="2cm" svg:x="3.5cm" svg:y="2cm">
          <text:p text:style-name="P61">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14" xml:id="id32" draw:id="id32" draw:layer="layout" svg:width="3.5cm" svg:height="2cm" svg:x="3.501cm" svg:y="10.001cm">
          <text:p text:style-name="P61">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3" draw:text-style-name="P5" draw:layer="layout" draw:type="lines" svg:x1="5.25cm" svg:y1="4cm" svg:x2="5.255cm" svg:y2="6.001cm" draw:start-shape="id31" draw:start-glue-point="2" svg:d="M5250 4000v554l5 1447" svg:viewBox="0 0 6 2002">
          <text:p/>
        </draw:connector>
        <draw:connector draw:style-name="gr154" draw:text-style-name="P5" draw:layer="layout" draw:type="lines" svg:x1="5.255cm" svg:y1="8.001cm" svg:x2="5.251cm" svg:y2="10.001cm" draw:end-shape="id32" draw:end-glue-point="0" svg:d="M5255 8001l-4 1447v553" svg:viewBox="0 0 5 2001">
          <text:p/>
        </draw:connector>
        <draw:custom-shape draw:style-name="gr155" draw:text-style-name="P114" xml:id="id33" draw:id="id33" draw:layer="layout" svg:width="4.514cm" svg:height="2cm" svg:x="9.886cm" svg:y="6.001cm">
          <text:p text:style-name="P61">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14" xml:id="id34" draw:id="id34" draw:layer="layout" svg:width="4.514cm" svg:height="2cm" svg:x="2.987cm" svg:y="6.002cm">
          <text:p text:style-name="P61">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7" draw:text-style-name="P5" draw:layer="layout" svg:x1="14.4cm" svg:y1="7cm" svg:x2="15.6cm" svg:y2="7cm">
          <text:p/>
        </draw:line>
        <draw:line draw:style-name="gr157" draw:text-style-name="P5" draw:layer="layout" svg:x1="15.6cm" svg:y1="7cm" svg:x2="15.6cm" svg:y2="9.2cm">
          <text:p/>
        </draw:line>
        <draw:line draw:style-name="gr158" draw:text-style-name="P5" draw:layer="layout" svg:x1="12.14cm" svg:y1="9.2cm" svg:x2="12.14cm" svg:y2="8cm">
          <text:p/>
        </draw:line>
        <draw:line draw:style-name="gr159" draw:text-style-name="P5" draw:layer="layout" svg:x1="12.145cm" svg:y1="9.2cm" svg:x2="15.595cm" svg:y2="9.2cm">
          <text:p/>
        </draw:line>
        <draw:connector draw:style-name="gr160"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1"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115" draw:layer="layout" svg:width="25cm" svg:height="1.386cm" svg:x="1.5cm" svg:y="3.7cm">
          <draw:text-box>
            <text:p text:style-name="P10"><text:span text:style-name="T54">IDU</text:span></text:p>
          </draw:text-box>
        </draw:frame>
        <draw:frame draw:style-name="gr163" draw:text-style-name="P116" draw:layer="layout" svg:width="8cm" svg:height="2.285cm" svg:x="17.5cm" svg:y="1.5cm">
          <draw:text-box>
            <text:p><text:span text:style-name="T55">Protocole de transmission</text:span><text:span text:style-name="T55"><text:tab/></text:span><text:span text:style-name="T55">  <text:s text:c="8"/>:</text:span><text:span text:style-name="T11"> <text:s text:c="6"/>HTTPS</text:span></text:p>
            <text:p><text:span text:style-name="T55">Numéro(s) de référence(s) au message</text:span><text:span text:style-name="T56">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5">Numéro de version</text:span><text:span text:style-name="T56"> </text:span><text:span text:style-name="T56"><text:tab/></text:span><text:span text:style-name="T56"><text:tab/></text:span><text:span text:style-name="T56"> <text:s text:c="9"/>: <text:s text:c="12"/></text:span><text:span text:style-name="T11">1.0</text:span></text:p>
          </draw:text-box>
        </draw:frame>
        <draw:frame draw:style-name="gr164" draw:text-style-name="P51" draw:layer="layout" svg:width="24.5cm" svg:height="5.928cm" svg:x="2cm" svg:y="5.5cm">
          <draw:text-box>
            <text:p><text:span text:style-name="T57">Identifiant du message</text:span><text:span text:style-name="T57"><text:tab/></text:span><text:span text:style-name="T57">:</text:span><text:tab/>IDU (Intervention D’Urgence)</text:p>
            <text:p><text:span text:style-name="T57">Document(s) relatif(s)</text:span><text:span text:style-name="T57"><text:tab/></text:span><text:span text:style-name="T57"><text:tab/></text:span><text:span text:style-name="T57">:</text:span><text:tab/>fiche des constantes du patient</text:p>
            <text:p><text:span text:style-name="T57">Proposition</text:span><text:span text:style-name="T57"><text:tab/></text:span><text:span text:style-name="T57"><text:tab/></text:span><text:span text:style-name="T57"><text:tab/></text:span><text:span text:style-name="T57"><text:tab/></text:span><text:span text:style-name="T57">:</text:span><text:tab/>ce champs permet de décrire sommairement <text:tab/><text:tab/><text:tab/><text:tab/><text:tab/><text:tab/><text:tab/><text:tab/><text:tab/>la situation d’urgence en question</text:p>
            <text:p><text:span text:style-name="T57">Sponsor</text:span><text:tab/><text:tab/><text:tab/><text:tab/><text:tab/><text:span text:style-name="T58">:</text:span><text:span text:style-name="T58"><text:tab/></text:span><text:span text:style-name="T59">liste des entités d’intervention</text:span></text:p>
            <text:p><text:span text:style-name="T57">Notes</text:span><text:span text:style-name="T57"><text:tab/></text:span><text:span text:style-name="T57"><text:tab/></text:span><text:span text:style-name="T57"><text:tab/></text:span><text:span text:style-name="T57"><text:tab/></text:span><text:span text:style-name="T57"><text:tab/></text:span><text:span text:style-name="T57"><text:tab/></text:span><text:span text:style-name="T57">:</text:span><text:span text:style-name="T60"><text:tab/></text:span><text:span text:style-name="T61">complément d’information utile</text:span></text:p>
            <text:p><text:span text:style-name="T62">Status</text:span><text:span text:style-name="T62"><text:tab/></text:span><text:span text:style-name="T62"><text:tab/></text:span><text:span text:style-name="T62"><text:tab/></text:span><text:span text:style-name="T62"><text:tab/></text:span><text:span text:style-name="T62"><text:tab/></text:span><text:span text:style-name="T62"><text:tab/></text:span><text:span text:style-name="T62">:</text:span><text:span text:style-name="T61"><text:tab/></text:span><text:span text:style-name="T61">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1" draw:display-name="Extrémités de flèche 41"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1-12T11:42:44.918132624</dc:date>
    <meta:editing-duration>PT4H21M10S</meta:editing-duration>
    <meta:editing-cycles>53</meta:editing-cycles>
    <meta:generator>LibreOffice/7.3.4.2$Linux_X86_64 LibreOffice_project/728fec16bd5f605073805c3c9e7c4212a0120dc5</meta:generator>
    <meta:document-statistic meta:object-count="497"/>
  </office:meta>
</office:document-meta>
</file>